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3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#FFFFFF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32_2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7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19968__33324__32_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3" style:data-style-name="N48">
      <style:table-cell-properties fo:border="thin solid #000000"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3" style:family="table-cell" style:parent-style-name="_19968__33324__32_2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4" style:family="table-cell" style:parent-style-name="_19968__33324__32_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2" style:data-style-name="N0">
      <style:table-cell-properties style:vertical-align="middle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28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Book3" style:data-style-name="N5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19968__33324__32_2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5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36" style:family="table-cell" style:parent-style-name="_19968__33324__32_2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37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38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39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13770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1.8256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7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0.1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row table:style-name="ro1">
          <table:table-cell office:value-type="string" table:number-columns-spanned="32" table:number-rows-spanned="1" table:style-name="ce1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2"/>
          <table:table-cell table:number-columns-repeated="11" table:style-name="ce3"/>
          <table:table-cell office:value-type="string" table:style-name="ce3">
            <text:p>中 華 民 國 111 年 3 月 底</text:p>
          </table:table-cell>
          <table:table-cell table:number-columns-repeated="15" table:style-name="ce3"/>
          <table:table-cell table:number-columns-repeated="2" table:style-name="ce4"/>
          <table:table-cell office:value-type="string" table:style-name="ce5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6">
            <text:p>區域別</text:p>
          </table:table-cell>
          <table:table-cell office:value-type="string" table:number-columns-spanned="3" table:number-rows-spanned="1" table:style-name="ce7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8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6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11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12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12<text:s/><text:span text:style-name="T2">～</text:span><text:span text:style-name="T4"><text:s/></text:span>17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11">
            <text:p>20<text:span text:style-name="T1">歲以上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65<text:span text:style-name="T2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4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15">
            <text:p>總 <text:s text:c="3"/>計</text:p>
          </table:table-cell>
          <table:table-cell office:value-type="float" office:value="23268991" table:style-name="ce16">
            <text:p>23,268,991</text:p>
          </table:table-cell>
          <table:table-cell office:value-type="float" office:value="11523301" table:style-name="ce16">
            <text:p>11,523,301</text:p>
          </table:table-cell>
          <table:table-cell office:value-type="float" office:value="11745690" table:style-name="ce16">
            <text:p>11,745,690</text:p>
          </table:table-cell>
          <table:table-cell office:value-type="float" office:value="850739" table:style-name="ce16">
            <text:p>850,739</text:p>
          </table:table-cell>
          <table:table-cell office:value-type="float" office:value="440678" table:style-name="ce16">
            <text:p>440,678</text:p>
          </table:table-cell>
          <table:table-cell office:value-type="float" office:value="410061" table:style-name="ce16">
            <text:p>410,061</text:p>
          </table:table-cell>
          <table:table-cell office:value-type="float" office:value="3.6561061027528008" table:style-name="ce17">
            <text:p>3.66</text:p>
          </table:table-cell>
          <table:table-cell office:value-type="float" office:value="1268227" table:style-name="ce16">
            <text:p>1,268,227</text:p>
          </table:table-cell>
          <table:table-cell office:value-type="float" office:value="657267" table:style-name="ce16">
            <text:p>657,267</text:p>
          </table:table-cell>
          <table:table-cell office:value-type="float" office:value="610960" table:style-name="ce16">
            <text:p>610,960</text:p>
          </table:table-cell>
          <table:table-cell office:value-type="float" office:value="5.4502878960243706" table:style-name="ce18">
            <text:p>5.45</text:p>
          </table:table-cell>
          <table:table-cell office:value-type="float" office:value="2281598" table:style-name="ce16">
            <text:p>2,281,598</text:p>
          </table:table-cell>
          <table:table-cell office:value-type="float" office:value="1182565" table:style-name="ce16">
            <text:p>1,182,565</text:p>
          </table:table-cell>
          <table:table-cell office:value-type="float" office:value="1099033" table:style-name="ce16">
            <text:p>1,099,033</text:p>
          </table:table-cell>
          <table:table-cell office:value-type="float" office:value="9.8053155807228585" table:style-name="ce17">
            <text:p>9.81</text:p>
          </table:table-cell>
          <table:table-cell office:value-type="float" office:value="2469882" table:style-name="ce16">
            <text:p>2,469,882</text:p>
          </table:table-cell>
          <table:table-cell office:value-type="float" office:value="1280787" table:style-name="ce16">
            <text:p>1,280,787</text:p>
          </table:table-cell>
          <table:table-cell office:value-type="float" office:value="1189095" table:style-name="ce16">
            <text:p>1,189,095</text:p>
          </table:table-cell>
          <table:table-cell office:value-type="float" office:value="10.614478298607791" table:style-name="ce17">
            <text:p>10.61</text:p>
          </table:table-cell>
          <table:table-cell office:value-type="float" office:value="1207646" table:style-name="ce16">
            <text:p>1,207,646</text:p>
          </table:table-cell>
          <table:table-cell office:value-type="float" office:value="630932" table:style-name="ce16">
            <text:p>630,932</text:p>
          </table:table-cell>
          <table:table-cell office:value-type="float" office:value="576714" table:style-name="ce16">
            <text:p>576,714</text:p>
          </table:table-cell>
          <table:table-cell office:value-type="float" office:value="5.1899371141619337" table:style-name="ce17">
            <text:p>5.19</text:p>
          </table:table-cell>
          <table:table-cell office:value-type="float" office:value="19316876" table:style-name="ce16">
            <text:p>19,316,876</text:p>
          </table:table-cell>
          <table:table-cell office:value-type="float" office:value="9467506" table:style-name="ce16">
            <text:p>9,467,506</text:p>
          </table:table-cell>
          <table:table-cell office:value-type="float" office:value="9849370" table:style-name="ce16">
            <text:p>9,849,370</text:p>
          </table:table-cell>
          <table:table-cell office:value-type="float" office:value="83.015529121997602" table:style-name="ce17">
            <text:p>83.02</text:p>
          </table:table-cell>
          <table:table-cell office:value-type="float" office:value="3967553" table:style-name="ce16">
            <text:p>3,967,553</text:p>
          </table:table-cell>
          <table:table-cell office:value-type="float" office:value="1803729" table:style-name="ce16">
            <text:p>1,803,729</text:p>
          </table:table-cell>
          <table:table-cell office:value-type="float" office:value="2163824" table:style-name="ce16">
            <text:p>2,163,824</text:p>
          </table:table-cell>
          <table:table-cell office:value-type="float" office:value="17.050816685605319" table:style-name="ce17">
            <text:p>17.05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新北市</text:p>
          </table:table-cell>
          <table:table-cell office:value-type="float" office:value="3989880" table:style-name="ce20">
            <text:p>3,989,880</text:p>
          </table:table-cell>
          <table:table-cell office:value-type="float" office:value="1948071" table:style-name="ce20">
            <text:p>1,948,071</text:p>
          </table:table-cell>
          <table:table-cell office:value-type="float" office:value="2041809" table:style-name="ce20">
            <text:p>2,041,809</text:p>
          </table:table-cell>
          <table:table-cell office:value-type="float" office:value="137327" table:style-name="ce20">
            <text:p>137,327</text:p>
          </table:table-cell>
          <table:table-cell office:value-type="float" office:value="70865" table:style-name="ce20">
            <text:p>70,865</text:p>
          </table:table-cell>
          <table:table-cell office:value-type="float" office:value="66462" table:style-name="ce20">
            <text:p>66,462</text:p>
          </table:table-cell>
          <table:table-cell office:value-type="float" office:value="3.4418829638986641" table:style-name="ce21">
            <text:p>3.44</text:p>
          </table:table-cell>
          <table:table-cell office:value-type="float" office:value="206078" table:style-name="ce20">
            <text:p>206,078</text:p>
          </table:table-cell>
          <table:table-cell office:value-type="float" office:value="106479" table:style-name="ce20">
            <text:p>106,479</text:p>
          </table:table-cell>
          <table:table-cell office:value-type="float" office:value="99599" table:style-name="ce20">
            <text:p>99,599</text:p>
          </table:table-cell>
          <table:table-cell office:value-type="float" office:value="5.1650174942604794" table:style-name="ce22">
            <text:p>5.17</text:p>
          </table:table-cell>
          <table:table-cell office:value-type="float" office:value="374017" table:style-name="ce20">
            <text:p>374,017</text:p>
          </table:table-cell>
          <table:table-cell office:value-type="float" office:value="193283" table:style-name="ce20">
            <text:p>193,283</text:p>
          </table:table-cell>
          <table:table-cell office:value-type="float" office:value="180734" table:style-name="ce20">
            <text:p>180,734</text:p>
          </table:table-cell>
          <table:table-cell office:value-type="float" office:value="9.3741415781928286" table:style-name="ce21">
            <text:p>9.37</text:p>
          </table:table-cell>
          <table:table-cell office:value-type="float" office:value="404284" table:style-name="ce20">
            <text:p>404,284</text:p>
          </table:table-cell>
          <table:table-cell office:value-type="float" office:value="209084" table:style-name="ce20">
            <text:p>209,084</text:p>
          </table:table-cell>
          <table:table-cell office:value-type="float" office:value="195200" table:style-name="ce20">
            <text:p>195,200</text:p>
          </table:table-cell>
          <table:table-cell office:value-type="float" office:value="10.132735821628721" table:style-name="ce21">
            <text:p>10.13</text:p>
          </table:table-cell>
          <table:table-cell office:value-type="float" office:value="197079" table:style-name="ce20">
            <text:p>197,079</text:p>
          </table:table-cell>
          <table:table-cell office:value-type="float" office:value="102969" table:style-name="ce20">
            <text:p>102,969</text:p>
          </table:table-cell>
          <table:table-cell office:value-type="float" office:value="94110" table:style-name="ce20">
            <text:p>94,110</text:p>
          </table:table-cell>
          <table:table-cell office:value-type="float" office:value="4.9394718638154531" table:style-name="ce21">
            <text:p>4.94</text:p>
          </table:table-cell>
          <table:table-cell office:value-type="float" office:value="3342970" table:style-name="ce20">
            <text:p>3,342,970</text:p>
          </table:table-cell>
          <table:table-cell office:value-type="float" office:value="1612068" table:style-name="ce20">
            <text:p>1,612,068</text:p>
          </table:table-cell>
          <table:table-cell office:value-type="float" office:value="1730902" table:style-name="ce20">
            <text:p>1,730,902</text:p>
          </table:table-cell>
          <table:table-cell office:value-type="float" office:value="83.786229159774223" table:style-name="ce21">
            <text:p>83.79</text:p>
          </table:table-cell>
          <table:table-cell office:value-type="float" office:value="655616" table:style-name="ce20">
            <text:p>655,616</text:p>
          </table:table-cell>
          <table:table-cell office:value-type="float" office:value="293900" table:style-name="ce20">
            <text:p>293,900</text:p>
          </table:table-cell>
          <table:table-cell office:value-type="float" office:value="361716" table:style-name="ce20">
            <text:p>361,716</text:p>
          </table:table-cell>
          <table:table-cell office:value-type="float" office:value="16.431972891415281" table:style-name="ce21">
            <text:p>16.43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臺北市</text:p>
          </table:table-cell>
          <table:table-cell office:value-type="float" office:value="2490445" table:style-name="ce20">
            <text:p>2,490,445</text:p>
          </table:table-cell>
          <table:table-cell office:value-type="float" office:value="1186053" table:style-name="ce20">
            <text:p>1,186,053</text:p>
          </table:table-cell>
          <table:table-cell office:value-type="float" office:value="1304392" table:style-name="ce20">
            <text:p>1,304,392</text:p>
          </table:table-cell>
          <table:table-cell office:value-type="float" office:value="95141" table:style-name="ce20">
            <text:p>95,141</text:p>
          </table:table-cell>
          <table:table-cell office:value-type="float" office:value="49190" table:style-name="ce20">
            <text:p>49,190</text:p>
          </table:table-cell>
          <table:table-cell office:value-type="float" office:value="45951" table:style-name="ce20">
            <text:p>45,951</text:p>
          </table:table-cell>
          <table:table-cell office:value-type="float" office:value="3.8202409609527614" table:style-name="ce21">
            <text:p>3.82</text:p>
          </table:table-cell>
          <table:table-cell office:value-type="float" office:value="142578" table:style-name="ce20">
            <text:p>142,578</text:p>
          </table:table-cell>
          <table:table-cell office:value-type="float" office:value="73747" table:style-name="ce20">
            <text:p>73,747</text:p>
          </table:table-cell>
          <table:table-cell office:value-type="float" office:value="68831" table:style-name="ce20">
            <text:p>68,831</text:p>
          </table:table-cell>
          <table:table-cell office:value-type="float" office:value="5.7250009536448303" table:style-name="ce22">
            <text:p>5.73</text:p>
          </table:table-cell>
          <table:table-cell office:value-type="float" office:value="257517" table:style-name="ce20">
            <text:p>257,517</text:p>
          </table:table-cell>
          <table:table-cell office:value-type="float" office:value="133290" table:style-name="ce20">
            <text:p>133,290</text:p>
          </table:table-cell>
          <table:table-cell office:value-type="float" office:value="124227" table:style-name="ce20">
            <text:p>124,227</text:p>
          </table:table-cell>
          <table:table-cell office:value-type="float" office:value="10.34020024533768" table:style-name="ce21">
            <text:p>10.34</text:p>
          </table:table-cell>
          <table:table-cell office:value-type="float" office:value="278856" table:style-name="ce20">
            <text:p>278,856</text:p>
          </table:table-cell>
          <table:table-cell office:value-type="float" office:value="144417" table:style-name="ce20">
            <text:p>144,417</text:p>
          </table:table-cell>
          <table:table-cell office:value-type="float" office:value="134439" table:style-name="ce20">
            <text:p>134,439</text:p>
          </table:table-cell>
          <table:table-cell office:value-type="float" office:value="11.19703506803001" table:style-name="ce21">
            <text:p>11.20</text:p>
          </table:table-cell>
          <table:table-cell office:value-type="float" office:value="123595" table:style-name="ce20">
            <text:p>123,595</text:p>
          </table:table-cell>
          <table:table-cell office:value-type="float" office:value="64491" table:style-name="ce20">
            <text:p>64,491</text:p>
          </table:table-cell>
          <table:table-cell office:value-type="float" office:value="59104" table:style-name="ce20">
            <text:p>59,104</text:p>
          </table:table-cell>
          <table:table-cell office:value-type="float" office:value="4.9627676981422999" table:style-name="ce21">
            <text:p>4.96</text:p>
          </table:table-cell>
          <table:table-cell office:value-type="float" office:value="2067864" table:style-name="ce20">
            <text:p>2,067,864</text:p>
          </table:table-cell>
          <table:table-cell office:value-type="float" office:value="966640" table:style-name="ce20">
            <text:p>966,640</text:p>
          </table:table-cell>
          <table:table-cell office:value-type="float" office:value="1101224" table:style-name="ce20">
            <text:p>1,101,224</text:p>
          </table:table-cell>
          <table:table-cell office:value-type="float" office:value="83.031907952193279" table:style-name="ce21">
            <text:p>83.03</text:p>
          </table:table-cell>
          <table:table-cell office:value-type="float" office:value="501715" table:style-name="ce20">
            <text:p>501,715</text:p>
          </table:table-cell>
          <table:table-cell office:value-type="float" office:value="222040" table:style-name="ce20">
            <text:p>222,040</text:p>
          </table:table-cell>
          <table:table-cell office:value-type="float" office:value="279675" table:style-name="ce20">
            <text:p>279,675</text:p>
          </table:table-cell>
          <table:table-cell office:value-type="float" office:value="20.145596469707222" table:style-name="ce21">
            <text:p>20.15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桃園市</text:p>
          </table:table-cell>
          <table:table-cell office:value-type="float" office:value="2266913" table:style-name="ce20">
            <text:p>2,266,913</text:p>
          </table:table-cell>
          <table:table-cell office:value-type="float" office:value="1121833" table:style-name="ce20">
            <text:p>1,121,833</text:p>
          </table:table-cell>
          <table:table-cell office:value-type="float" office:value="1145080" table:style-name="ce20">
            <text:p>1,145,080</text:p>
          </table:table-cell>
          <table:table-cell office:value-type="float" office:value="102270" table:style-name="ce20">
            <text:p>102,270</text:p>
          </table:table-cell>
          <table:table-cell office:value-type="float" office:value="52978" table:style-name="ce20">
            <text:p>52,978</text:p>
          </table:table-cell>
          <table:table-cell office:value-type="float" office:value="49292" table:style-name="ce20">
            <text:p>49,292</text:p>
          </table:table-cell>
          <table:table-cell office:value-type="float" office:value="4.5114214793421716" table:style-name="ce21">
            <text:p>4.51</text:p>
          </table:table-cell>
          <table:table-cell office:value-type="float" office:value="149147" table:style-name="ce20">
            <text:p>149,147</text:p>
          </table:table-cell>
          <table:table-cell office:value-type="float" office:value="77283" table:style-name="ce20">
            <text:p>77,283</text:p>
          </table:table-cell>
          <table:table-cell office:value-type="float" office:value="71864" table:style-name="ce20">
            <text:p>71,864</text:p>
          </table:table-cell>
          <table:table-cell office:value-type="float" office:value="6.5792996908130137" table:style-name="ce22">
            <text:p>6.58</text:p>
          </table:table-cell>
          <table:table-cell office:value-type="float" office:value="260400" table:style-name="ce20">
            <text:p>260,400</text:p>
          </table:table-cell>
          <table:table-cell office:value-type="float" office:value="134999" table:style-name="ce20">
            <text:p>134,999</text:p>
          </table:table-cell>
          <table:table-cell office:value-type="float" office:value="125401" table:style-name="ce20">
            <text:p>125,401</text:p>
          </table:table-cell>
          <table:table-cell office:value-type="float" office:value="11.486986928920519" table:style-name="ce21">
            <text:p>11.49</text:p>
          </table:table-cell>
          <table:table-cell office:value-type="float" office:value="280643" table:style-name="ce20">
            <text:p>280,643</text:p>
          </table:table-cell>
          <table:table-cell office:value-type="float" office:value="145581" table:style-name="ce20">
            <text:p>145,581</text:p>
          </table:table-cell>
          <table:table-cell office:value-type="float" office:value="135062" table:style-name="ce20">
            <text:p>135,062</text:p>
          </table:table-cell>
          <table:table-cell office:value-type="float" office:value="12.379963412799697" table:style-name="ce21">
            <text:p>12.38</text:p>
          </table:table-cell>
          <table:table-cell office:value-type="float" office:value="129940" table:style-name="ce20">
            <text:p>129,940</text:p>
          </table:table-cell>
          <table:table-cell office:value-type="float" office:value="68133" table:style-name="ce20">
            <text:p>68,133</text:p>
          </table:table-cell>
          <table:table-cell office:value-type="float" office:value="61807" table:style-name="ce20">
            <text:p>61,807</text:p>
          </table:table-cell>
          <table:table-cell office:value-type="float" office:value="5.7320241226725503" table:style-name="ce21">
            <text:p>5.73</text:p>
          </table:table-cell>
          <table:table-cell office:value-type="float" office:value="1827631" table:style-name="ce20">
            <text:p>1,827,631</text:p>
          </table:table-cell>
          <table:table-cell office:value-type="float" office:value="893109" table:style-name="ce20">
            <text:p>893,109</text:p>
          </table:table-cell>
          <table:table-cell office:value-type="float" office:value="934522" table:style-name="ce20">
            <text:p>934,522</text:p>
          </table:table-cell>
          <table:table-cell office:value-type="float" office:value="80.622017695429861" table:style-name="ce21">
            <text:p>80.62</text:p>
          </table:table-cell>
          <table:table-cell office:value-type="float" office:value="312568" table:style-name="ce20">
            <text:p>312,568</text:p>
          </table:table-cell>
          <table:table-cell office:value-type="float" office:value="142122" table:style-name="ce20">
            <text:p>142,122</text:p>
          </table:table-cell>
          <table:table-cell office:value-type="float" office:value="170446" table:style-name="ce20">
            <text:p>170,446</text:p>
          </table:table-cell>
          <table:table-cell office:value-type="float" office:value="13.788266245771233" table:style-name="ce21">
            <text:p>13.79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臺中市</text:p>
          </table:table-cell>
          <table:table-cell office:value-type="float" office:value="2806385" table:style-name="ce20">
            <text:p>2,806,385</text:p>
          </table:table-cell>
          <table:table-cell office:value-type="float" office:value="1376966" table:style-name="ce20">
            <text:p>1,376,966</text:p>
          </table:table-cell>
          <table:table-cell office:value-type="float" office:value="1429419" table:style-name="ce20">
            <text:p>1,429,419</text:p>
          </table:table-cell>
          <table:table-cell office:value-type="float" office:value="113365" table:style-name="ce20">
            <text:p>113,365</text:p>
          </table:table-cell>
          <table:table-cell office:value-type="float" office:value="58776" table:style-name="ce20">
            <text:p>58,776</text:p>
          </table:table-cell>
          <table:table-cell office:value-type="float" office:value="54589" table:style-name="ce20">
            <text:p>54,589</text:p>
          </table:table-cell>
          <table:table-cell office:value-type="float" office:value="4.0395384097335185" table:style-name="ce21">
            <text:p>4.04</text:p>
          </table:table-cell>
          <table:table-cell office:value-type="float" office:value="171144" table:style-name="ce20">
            <text:p>171,144</text:p>
          </table:table-cell>
          <table:table-cell office:value-type="float" office:value="88914" table:style-name="ce20">
            <text:p>88,914</text:p>
          </table:table-cell>
          <table:table-cell office:value-type="float" office:value="82230" table:style-name="ce20">
            <text:p>82,230</text:p>
          </table:table-cell>
          <table:table-cell office:value-type="float" office:value="6.098379231644981" table:style-name="ce22">
            <text:p>6.10</text:p>
          </table:table-cell>
          <table:table-cell office:value-type="float" office:value="307533" table:style-name="ce20">
            <text:p>307,533</text:p>
          </table:table-cell>
          <table:table-cell office:value-type="float" office:value="159570" table:style-name="ce20">
            <text:p>159,570</text:p>
          </table:table-cell>
          <table:table-cell office:value-type="float" office:value="147963" table:style-name="ce20">
            <text:p>147,963</text:p>
          </table:table-cell>
          <table:table-cell office:value-type="float" office:value="10.95833251674307" table:style-name="ce21">
            <text:p>10.96</text:p>
          </table:table-cell>
          <table:table-cell office:value-type="float" office:value="332207" table:style-name="ce20">
            <text:p>332,207</text:p>
          </table:table-cell>
          <table:table-cell office:value-type="float" office:value="172488" table:style-name="ce20">
            <text:p>172,488</text:p>
          </table:table-cell>
          <table:table-cell office:value-type="float" office:value="159719" table:style-name="ce20">
            <text:p>159,719</text:p>
          </table:table-cell>
          <table:table-cell office:value-type="float" office:value="11.837541891080518" table:style-name="ce21">
            <text:p>11.84</text:p>
          </table:table-cell>
          <table:table-cell office:value-type="float" office:value="158073" table:style-name="ce20">
            <text:p>158,073</text:p>
          </table:table-cell>
          <table:table-cell office:value-type="float" office:value="82141" table:style-name="ce20">
            <text:p>82,141</text:p>
          </table:table-cell>
          <table:table-cell office:value-type="float" office:value="75932" table:style-name="ce20">
            <text:p>75,932</text:p>
          </table:table-cell>
          <table:table-cell office:value-type="float" office:value="5.632619900690746" table:style-name="ce21">
            <text:p>5.63</text:p>
          </table:table-cell>
          <table:table-cell office:value-type="float" office:value="2281954" table:style-name="ce20">
            <text:p>2,281,954</text:p>
          </table:table-cell>
          <table:table-cell office:value-type="float" office:value="1104682" table:style-name="ce20">
            <text:p>1,104,682</text:p>
          </table:table-cell>
          <table:table-cell office:value-type="float" office:value="1177272" table:style-name="ce20">
            <text:p>1,177,272</text:p>
          </table:table-cell>
          <table:table-cell office:value-type="float" office:value="81.312934611608895" table:style-name="ce21">
            <text:p>81.31</text:p>
          </table:table-cell>
          <table:table-cell office:value-type="float" office:value="409293" table:style-name="ce20">
            <text:p>409,293</text:p>
          </table:table-cell>
          <table:table-cell office:value-type="float" office:value="185835" table:style-name="ce20">
            <text:p>185,835</text:p>
          </table:table-cell>
          <table:table-cell office:value-type="float" office:value="223458" table:style-name="ce20">
            <text:p>223,458</text:p>
          </table:table-cell>
          <table:table-cell office:value-type="float" office:value="14.584349617034015" table:style-name="ce21">
            <text:p>14.58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臺南市</text:p>
          </table:table-cell>
          <table:table-cell office:value-type="float" office:value="1855449" table:style-name="ce20">
            <text:p>1,855,449</text:p>
          </table:table-cell>
          <table:table-cell office:value-type="float" office:value="923570" table:style-name="ce20">
            <text:p>923,570</text:p>
          </table:table-cell>
          <table:table-cell office:value-type="float" office:value="931879" table:style-name="ce20">
            <text:p>931,879</text:p>
          </table:table-cell>
          <table:table-cell office:value-type="float" office:value="61012" table:style-name="ce20">
            <text:p>61,012</text:p>
          </table:table-cell>
          <table:table-cell office:value-type="float" office:value="31684" table:style-name="ce20">
            <text:p>31,684</text:p>
          </table:table-cell>
          <table:table-cell office:value-type="float" office:value="29328" table:style-name="ce20">
            <text:p>29,328</text:p>
          </table:table-cell>
          <table:table-cell office:value-type="float" office:value="3.2882606851495244" table:style-name="ce21">
            <text:p>3.29</text:p>
          </table:table-cell>
          <table:table-cell office:value-type="float" office:value="93255" table:style-name="ce20">
            <text:p>93,255</text:p>
          </table:table-cell>
          <table:table-cell office:value-type="float" office:value="48433" table:style-name="ce20">
            <text:p>48,433</text:p>
          </table:table-cell>
          <table:table-cell office:value-type="float" office:value="44822" table:style-name="ce20">
            <text:p>44,822</text:p>
          </table:table-cell>
          <table:table-cell office:value-type="float" office:value="5.0260071820890788" table:style-name="ce22">
            <text:p>5.03</text:p>
          </table:table-cell>
          <table:table-cell office:value-type="float" office:value="171399" table:style-name="ce20">
            <text:p>171,399</text:p>
          </table:table-cell>
          <table:table-cell office:value-type="float" office:value="88917" table:style-name="ce20">
            <text:p>88,917</text:p>
          </table:table-cell>
          <table:table-cell office:value-type="float" office:value="82482" table:style-name="ce20">
            <text:p>82,482</text:p>
          </table:table-cell>
          <table:table-cell office:value-type="float" office:value="9.2376023269839269" table:style-name="ce21">
            <text:p>9.24</text:p>
          </table:table-cell>
          <table:table-cell office:value-type="float" office:value="185982" table:style-name="ce20">
            <text:p>185,982</text:p>
          </table:table-cell>
          <table:table-cell office:value-type="float" office:value="96519" table:style-name="ce20">
            <text:p>96,519</text:p>
          </table:table-cell>
          <table:table-cell office:value-type="float" office:value="89463" table:style-name="ce20">
            <text:p>89,463</text:p>
          </table:table-cell>
          <table:table-cell office:value-type="float" office:value="10.023557640226166" table:style-name="ce21">
            <text:p>10.02</text:p>
          </table:table-cell>
          <table:table-cell office:value-type="float" office:value="92582" table:style-name="ce20">
            <text:p>92,582</text:p>
          </table:table-cell>
          <table:table-cell office:value-type="float" office:value="48149" table:style-name="ce20">
            <text:p>48,149</text:p>
          </table:table-cell>
          <table:table-cell office:value-type="float" office:value="44433" table:style-name="ce20">
            <text:p>44,433</text:p>
          </table:table-cell>
          <table:table-cell office:value-type="float" office:value="4.9897356381123918" table:style-name="ce21">
            <text:p>4.99</text:p>
          </table:table-cell>
          <table:table-cell office:value-type="float" office:value="1556937" table:style-name="ce20">
            <text:p>1,556,937</text:p>
          </table:table-cell>
          <table:table-cell office:value-type="float" office:value="768406" table:style-name="ce20">
            <text:p>768,406</text:p>
          </table:table-cell>
          <table:table-cell office:value-type="float" office:value="788531" table:style-name="ce20">
            <text:p>788,531</text:p>
          </table:table-cell>
          <table:table-cell office:value-type="float" office:value="83.911603067505496" table:style-name="ce21">
            <text:p>83.91</text:p>
          </table:table-cell>
          <table:table-cell office:value-type="float" office:value="325489" table:style-name="ce20">
            <text:p>325,489</text:p>
          </table:table-cell>
          <table:table-cell office:value-type="float" office:value="149604" table:style-name="ce20">
            <text:p>149,604</text:p>
          </table:table-cell>
          <table:table-cell office:value-type="float" office:value="175885" table:style-name="ce20">
            <text:p>175,885</text:p>
          </table:table-cell>
          <table:table-cell office:value-type="float" office:value="17.542330724261351" table:style-name="ce21">
            <text:p>17.54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高雄市</text:p>
          </table:table-cell>
          <table:table-cell office:value-type="float" office:value="2731782" table:style-name="ce20">
            <text:p>2,731,782</text:p>
          </table:table-cell>
          <table:table-cell office:value-type="float" office:value="1346101" table:style-name="ce20">
            <text:p>1,346,101</text:p>
          </table:table-cell>
          <table:table-cell office:value-type="float" office:value="1385681" table:style-name="ce20">
            <text:p>1,385,681</text:p>
          </table:table-cell>
          <table:table-cell office:value-type="float" office:value="94473" table:style-name="ce20">
            <text:p>94,473</text:p>
          </table:table-cell>
          <table:table-cell office:value-type="float" office:value="48983" table:style-name="ce20">
            <text:p>48,983</text:p>
          </table:table-cell>
          <table:table-cell office:value-type="float" office:value="45490" table:style-name="ce20">
            <text:p>45,490</text:p>
          </table:table-cell>
          <table:table-cell office:value-type="float" office:value="3.4582920599081484" table:style-name="ce21">
            <text:p>3.46</text:p>
          </table:table-cell>
          <table:table-cell office:value-type="float" office:value="139773" table:style-name="ce20">
            <text:p>139,773</text:p>
          </table:table-cell>
          <table:table-cell office:value-type="float" office:value="72478" table:style-name="ce20">
            <text:p>72,478</text:p>
          </table:table-cell>
          <table:table-cell office:value-type="float" office:value="67295" table:style-name="ce20">
            <text:p>67,295</text:p>
          </table:table-cell>
          <table:table-cell office:value-type="float" office:value="5.1165502957410212" table:style-name="ce22">
            <text:p>5.12</text:p>
          </table:table-cell>
          <table:table-cell office:value-type="float" office:value="249328" table:style-name="ce20">
            <text:p>249,328</text:p>
          </table:table-cell>
          <table:table-cell office:value-type="float" office:value="129247" table:style-name="ce20">
            <text:p>129,247</text:p>
          </table:table-cell>
          <table:table-cell office:value-type="float" office:value="120081" table:style-name="ce20">
            <text:p>120,081</text:p>
          </table:table-cell>
          <table:table-cell office:value-type="float" office:value="9.1269361903695092" table:style-name="ce21">
            <text:p>9.13</text:p>
          </table:table-cell>
          <table:table-cell office:value-type="float" office:value="269857" table:style-name="ce20">
            <text:p>269,857</text:p>
          </table:table-cell>
          <table:table-cell office:value-type="float" office:value="139865" table:style-name="ce20">
            <text:p>139,865</text:p>
          </table:table-cell>
          <table:table-cell office:value-type="float" office:value="129992" table:style-name="ce20">
            <text:p>129,992</text:p>
          </table:table-cell>
          <table:table-cell office:value-type="float" office:value="9.8784236809525794" table:style-name="ce21">
            <text:p>9.88</text:p>
          </table:table-cell>
          <table:table-cell office:value-type="float" office:value="134609" table:style-name="ce20">
            <text:p>134,609</text:p>
          </table:table-cell>
          <table:table-cell office:value-type="float" office:value="70143" table:style-name="ce20">
            <text:p>70,143</text:p>
          </table:table-cell>
          <table:table-cell office:value-type="float" office:value="64466" table:style-name="ce20">
            <text:p>64,466</text:p>
          </table:table-cell>
          <table:table-cell office:value-type="float" office:value="4.9275161780844883" table:style-name="ce21">
            <text:p>4.93</text:p>
          </table:table-cell>
          <table:table-cell office:value-type="float" office:value="2295618" table:style-name="ce20">
            <text:p>2,295,618</text:p>
          </table:table-cell>
          <table:table-cell office:value-type="float" office:value="1119555" table:style-name="ce20">
            <text:p>1,119,555</text:p>
          </table:table-cell>
          <table:table-cell office:value-type="float" office:value="1176063" table:style-name="ce20">
            <text:p>1,176,063</text:p>
          </table:table-cell>
          <table:table-cell office:value-type="float" office:value="84.03371864958477" table:style-name="ce21">
            <text:p>84.03</text:p>
          </table:table-cell>
          <table:table-cell office:value-type="float" office:value="485584" table:style-name="ce20">
            <text:p>485,584</text:p>
          </table:table-cell>
          <table:table-cell office:value-type="float" office:value="218933" table:style-name="ce20">
            <text:p>218,933</text:p>
          </table:table-cell>
          <table:table-cell office:value-type="float" office:value="266651" table:style-name="ce20">
            <text:p>266,651</text:p>
          </table:table-cell>
          <table:table-cell office:value-type="float" office:value="17.775356891582124" table:style-name="ce21">
            <text:p>17.78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臺灣省</text:p>
          </table:table-cell>
          <table:table-cell office:value-type="float" office:value="6973686" table:style-name="ce20">
            <text:p>6,973,686</text:p>
          </table:table-cell>
          <table:table-cell office:value-type="float" office:value="3542753" table:style-name="ce20">
            <text:p>3,542,753</text:p>
          </table:table-cell>
          <table:table-cell office:value-type="float" office:value="3430933" table:style-name="ce20">
            <text:p>3,430,933</text:p>
          </table:table-cell>
          <table:table-cell office:value-type="float" office:value="242109" table:style-name="ce20">
            <text:p>242,109</text:p>
          </table:table-cell>
          <table:table-cell office:value-type="float" office:value="125596" table:style-name="ce20">
            <text:p>125,596</text:p>
          </table:table-cell>
          <table:table-cell office:value-type="float" office:value="116513" table:style-name="ce20">
            <text:p>116,513</text:p>
          </table:table-cell>
          <table:table-cell office:value-type="float" office:value="3.4717508072488497" table:style-name="ce21">
            <text:p>3.47</text:p>
          </table:table-cell>
          <table:table-cell office:value-type="float" office:value="359437" table:style-name="ce20">
            <text:p>359,437</text:p>
          </table:table-cell>
          <table:table-cell office:value-type="float" office:value="186386" table:style-name="ce20">
            <text:p>186,386</text:p>
          </table:table-cell>
          <table:table-cell office:value-type="float" office:value="173051" table:style-name="ce20">
            <text:p>173,051</text:p>
          </table:table-cell>
          <table:table-cell office:value-type="float" office:value="5.1541896208117199" table:style-name="ce22">
            <text:p>5.15</text:p>
          </table:table-cell>
          <table:table-cell office:value-type="float" office:value="650374" table:style-name="ce20">
            <text:p>650,374</text:p>
          </table:table-cell>
          <table:table-cell office:value-type="float" office:value="337486" table:style-name="ce20">
            <text:p>337,486</text:p>
          </table:table-cell>
          <table:table-cell office:value-type="float" office:value="312888" table:style-name="ce20">
            <text:p>312,888</text:p>
          </table:table-cell>
          <table:table-cell office:value-type="float" office:value="9.3261153427326668" table:style-name="ce21">
            <text:p>9.33</text:p>
          </table:table-cell>
          <table:table-cell office:value-type="float" office:value="706257" table:style-name="ce20">
            <text:p>706,257</text:p>
          </table:table-cell>
          <table:table-cell office:value-type="float" office:value="366676" table:style-name="ce20">
            <text:p>366,676</text:p>
          </table:table-cell>
          <table:table-cell office:value-type="float" office:value="339581" table:style-name="ce20">
            <text:p>339,581</text:p>
          </table:table-cell>
          <table:table-cell office:value-type="float" office:value="10.127456269181033" table:style-name="ce21">
            <text:p>10.13</text:p>
          </table:table-cell>
          <table:table-cell office:value-type="float" office:value="366401" table:style-name="ce20">
            <text:p>366,401</text:p>
          </table:table-cell>
          <table:table-cell office:value-type="float" office:value="192096" table:style-name="ce20">
            <text:p>192,096</text:p>
          </table:table-cell>
          <table:table-cell office:value-type="float" office:value="174305" table:style-name="ce20">
            <text:p>174,305</text:p>
          </table:table-cell>
          <table:table-cell office:value-type="float" office:value="5.254050727262455" table:style-name="ce21">
            <text:p>5.25</text:p>
          </table:table-cell>
          <table:table-cell office:value-type="float" office:value="5809157" table:style-name="ce20">
            <text:p>5,809,157</text:p>
          </table:table-cell>
          <table:table-cell office:value-type="float" office:value="2935418" table:style-name="ce20">
            <text:p>2,935,418</text:p>
          </table:table-cell>
          <table:table-cell office:value-type="float" office:value="2873739" table:style-name="ce20">
            <text:p>2,873,739</text:p>
          </table:table-cell>
          <table:table-cell office:value-type="float" office:value="83.301097869906954" table:style-name="ce21">
            <text:p>83.30</text:p>
          </table:table-cell>
          <table:table-cell office:value-type="float" office:value="1253483" table:style-name="ce20">
            <text:p>1,253,483</text:p>
          </table:table-cell>
          <table:table-cell office:value-type="float" office:value="579769" table:style-name="ce20">
            <text:p>579,769</text:p>
          </table:table-cell>
          <table:table-cell office:value-type="float" office:value="673714" table:style-name="ce20">
            <text:p>673,714</text:p>
          </table:table-cell>
          <table:table-cell office:value-type="float" office:value="17.9744685952307" table:style-name="ce21">
            <text:p>17.97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宜蘭縣</text:p>
          </table:table-cell>
          <table:table-cell office:value-type="float" office:value="449435" table:style-name="ce24">
            <text:p>449,435</text:p>
          </table:table-cell>
          <table:table-cell office:value-type="float" office:value="226309" table:style-name="ce24">
            <text:p>226,309</text:p>
          </table:table-cell>
          <table:table-cell office:value-type="float" office:value="223126" table:style-name="ce24">
            <text:p>223,126</text:p>
          </table:table-cell>
          <table:table-cell office:value-type="float" office:value="15141" table:style-name="ce24">
            <text:p>15,141</text:p>
          </table:table-cell>
          <table:table-cell office:value-type="float" office:value="7802" table:style-name="ce24">
            <text:p>7,802</text:p>
          </table:table-cell>
          <table:table-cell office:value-type="float" office:value="7339" table:style-name="ce24">
            <text:p>7,339</text:p>
          </table:table-cell>
          <table:table-cell office:value-type="float" office:value="3.3688965033875871" table:style-name="ce25">
            <text:p>3.37</text:p>
          </table:table-cell>
          <table:table-cell office:value-type="float" office:value="22647" table:style-name="ce24">
            <text:p>22,647</text:p>
          </table:table-cell>
          <table:table-cell office:value-type="float" office:value="11672" table:style-name="ce24">
            <text:p>11,672</text:p>
          </table:table-cell>
          <table:table-cell office:value-type="float" office:value="10975" table:style-name="ce24">
            <text:p>10,975</text:p>
          </table:table-cell>
          <table:table-cell office:value-type="float" office:value="5.0389934028279955" table:style-name="ce26">
            <text:p>5.04</text:p>
          </table:table-cell>
          <table:table-cell office:value-type="float" office:value="40845" table:style-name="ce24">
            <text:p>40,845</text:p>
          </table:table-cell>
          <table:table-cell office:value-type="float" office:value="21171" table:style-name="ce24">
            <text:p>21,171</text:p>
          </table:table-cell>
          <table:table-cell office:value-type="float" office:value="19674" table:style-name="ce24">
            <text:p>19,674</text:p>
          </table:table-cell>
          <table:table-cell office:value-type="float" office:value="9.0880772525504252" table:style-name="ce25">
            <text:p>9.09</text:p>
          </table:table-cell>
          <table:table-cell office:value-type="float" office:value="44399" table:style-name="ce24">
            <text:p>44,399</text:p>
          </table:table-cell>
          <table:table-cell office:value-type="float" office:value="23016" table:style-name="ce24">
            <text:p>23,016</text:p>
          </table:table-cell>
          <table:table-cell office:value-type="float" office:value="21383" table:style-name="ce24">
            <text:p>21,383</text:p>
          </table:table-cell>
          <table:table-cell office:value-type="float" office:value="9.8788478867911937" table:style-name="ce25">
            <text:p>9.88</text:p>
          </table:table-cell>
          <table:table-cell office:value-type="float" office:value="22850" table:style-name="ce24">
            <text:p>22,850</text:p>
          </table:table-cell>
          <table:table-cell office:value-type="float" office:value="11821" table:style-name="ce24">
            <text:p>11,821</text:p>
          </table:table-cell>
          <table:table-cell office:value-type="float" office:value="11029" table:style-name="ce24">
            <text:p>11,029</text:p>
          </table:table-cell>
          <table:table-cell office:value-type="float" office:value="5.0841612246487253" table:style-name="ce25">
            <text:p>5.08</text:p>
          </table:table-cell>
          <table:table-cell office:value-type="float" office:value="376603" table:style-name="ce24">
            <text:p>376,603</text:p>
          </table:table-cell>
          <table:table-cell office:value-type="float" office:value="188488" table:style-name="ce24">
            <text:p>188,488</text:p>
          </table:table-cell>
          <table:table-cell office:value-type="float" office:value="188115" table:style-name="ce24">
            <text:p>188,115</text:p>
          </table:table-cell>
          <table:table-cell office:value-type="float" office:value="83.794764537697333" table:style-name="ce25">
            <text:p>83.79</text:p>
          </table:table-cell>
          <table:table-cell office:value-type="float" office:value="81814" table:style-name="ce24">
            <text:p>81,814</text:p>
          </table:table-cell>
          <table:table-cell office:value-type="float" office:value="37864" table:style-name="ce24">
            <text:p>37,864</text:p>
          </table:table-cell>
          <table:table-cell office:value-type="float" office:value="43950" table:style-name="ce24">
            <text:p>43,950</text:p>
          </table:table-cell>
          <table:table-cell office:value-type="float" office:value="18.203744701681" table:style-name="ce25">
            <text:p>18.20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新竹縣</text:p>
          </table:table-cell>
          <table:table-cell office:value-type="float" office:value="575746" table:style-name="ce24">
            <text:p>575,746</text:p>
          </table:table-cell>
          <table:table-cell office:value-type="float" office:value="293833" table:style-name="ce24">
            <text:p>293,833</text:p>
          </table:table-cell>
          <table:table-cell office:value-type="float" office:value="281913" table:style-name="ce24">
            <text:p>281,913</text:p>
          </table:table-cell>
          <table:table-cell office:value-type="float" office:value="26850" table:style-name="ce24">
            <text:p>26,850</text:p>
          </table:table-cell>
          <table:table-cell office:value-type="float" office:value="13913" table:style-name="ce24">
            <text:p>13,913</text:p>
          </table:table-cell>
          <table:table-cell office:value-type="float" office:value="12937" table:style-name="ce24">
            <text:p>12,937</text:p>
          </table:table-cell>
          <table:table-cell office:value-type="float" office:value="4.6635148138241513" table:style-name="ce25">
            <text:p>4.66</text:p>
          </table:table-cell>
          <table:table-cell office:value-type="float" office:value="40606" table:style-name="ce24">
            <text:p>40,606</text:p>
          </table:table-cell>
          <table:table-cell office:value-type="float" office:value="21134" table:style-name="ce24">
            <text:p>21,134</text:p>
          </table:table-cell>
          <table:table-cell office:value-type="float" office:value="19472" table:style-name="ce24">
            <text:p>19,472</text:p>
          </table:table-cell>
          <table:table-cell office:value-type="float" office:value="7.0527628502846742" table:style-name="ce26">
            <text:p>7.05</text:p>
          </table:table-cell>
          <table:table-cell office:value-type="float" office:value="73461" table:style-name="ce24">
            <text:p>73,461</text:p>
          </table:table-cell>
          <table:table-cell office:value-type="float" office:value="37948" table:style-name="ce24">
            <text:p>37,948</text:p>
          </table:table-cell>
          <table:table-cell office:value-type="float" office:value="35513" table:style-name="ce24">
            <text:p>35,513</text:p>
          </table:table-cell>
          <table:table-cell office:value-type="float" office:value="12.759272318001342" table:style-name="ce25">
            <text:p>12.76</text:p>
          </table:table-cell>
          <table:table-cell office:value-type="float" office:value="79372" table:style-name="ce24">
            <text:p>79,372</text:p>
          </table:table-cell>
          <table:table-cell office:value-type="float" office:value="41039" table:style-name="ce24">
            <text:p>41,039</text:p>
          </table:table-cell>
          <table:table-cell office:value-type="float" office:value="38333" table:style-name="ce24">
            <text:p>38,333</text:p>
          </table:table-cell>
          <table:table-cell office:value-type="float" office:value="13.785940327852908" table:style-name="ce25">
            <text:p>13.79</text:p>
          </table:table-cell>
          <table:table-cell office:value-type="float" office:value="36223" table:style-name="ce24">
            <text:p>36,223</text:p>
          </table:table-cell>
          <table:table-cell office:value-type="float" office:value="19030" table:style-name="ce24">
            <text:p>19,030</text:p>
          </table:table-cell>
          <table:table-cell office:value-type="float" office:value="17193" table:style-name="ce24">
            <text:p>17,193</text:p>
          </table:table-cell>
          <table:table-cell office:value-type="float" office:value="6.2914896499498036" table:style-name="ce25">
            <text:p>6.29</text:p>
          </table:table-cell>
          <table:table-cell office:value-type="float" office:value="453198" table:style-name="ce24">
            <text:p>453,198</text:p>
          </table:table-cell>
          <table:table-cell office:value-type="float" office:value="230117" table:style-name="ce24">
            <text:p>230,117</text:p>
          </table:table-cell>
          <table:table-cell office:value-type="float" office:value="223081" table:style-name="ce24">
            <text:p>223,081</text:p>
          </table:table-cell>
          <table:table-cell office:value-type="float" office:value="78.714919426274776" table:style-name="ce25">
            <text:p>78.71</text:p>
          </table:table-cell>
          <table:table-cell office:value-type="float" office:value="77366" table:style-name="ce24">
            <text:p>77,366</text:p>
          </table:table-cell>
          <table:table-cell office:value-type="float" office:value="36876" table:style-name="ce24">
            <text:p>36,876</text:p>
          </table:table-cell>
          <table:table-cell office:value-type="float" office:value="40490" table:style-name="ce24">
            <text:p>40,490</text:p>
          </table:table-cell>
          <table:table-cell office:value-type="float" office:value="13.437522796510962" table:style-name="ce25">
            <text:p>13.44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苗栗縣</text:p>
          </table:table-cell>
          <table:table-cell office:value-type="float" office:value="536585" table:style-name="ce24">
            <text:p>536,585</text:p>
          </table:table-cell>
          <table:table-cell office:value-type="float" office:value="276493" table:style-name="ce24">
            <text:p>276,493</text:p>
          </table:table-cell>
          <table:table-cell office:value-type="float" office:value="260092" table:style-name="ce24">
            <text:p>260,092</text:p>
          </table:table-cell>
          <table:table-cell office:value-type="float" office:value="16336" table:style-name="ce24">
            <text:p>16,336</text:p>
          </table:table-cell>
          <table:table-cell office:value-type="float" office:value="8421" table:style-name="ce24">
            <text:p>8,421</text:p>
          </table:table-cell>
          <table:table-cell office:value-type="float" office:value="7915" table:style-name="ce24">
            <text:p>7,915</text:p>
          </table:table-cell>
          <table:table-cell office:value-type="float" office:value="3.0444384393898449" table:style-name="ce25">
            <text:p>3.04</text:p>
          </table:table-cell>
          <table:table-cell office:value-type="float" office:value="25870" table:style-name="ce24">
            <text:p>25,870</text:p>
          </table:table-cell>
          <table:table-cell office:value-type="float" office:value="13343" table:style-name="ce24">
            <text:p>13,343</text:p>
          </table:table-cell>
          <table:table-cell office:value-type="float" office:value="12527" table:style-name="ce24">
            <text:p>12,527</text:p>
          </table:table-cell>
          <table:table-cell office:value-type="float" office:value="4.8212305599299272" table:style-name="ce26">
            <text:p>4.82</text:p>
          </table:table-cell>
          <table:table-cell office:value-type="float" office:value="49699" table:style-name="ce24">
            <text:p>49,699</text:p>
          </table:table-cell>
          <table:table-cell office:value-type="float" office:value="25603" table:style-name="ce24">
            <text:p>25,603</text:p>
          </table:table-cell>
          <table:table-cell office:value-type="float" office:value="24096" table:style-name="ce24">
            <text:p>24,096</text:p>
          </table:table-cell>
          <table:table-cell office:value-type="float" office:value="9.2620926786995526" table:style-name="ce25">
            <text:p>9.26</text:p>
          </table:table-cell>
          <table:table-cell office:value-type="float" office:value="54086" table:style-name="ce24">
            <text:p>54,086</text:p>
          </table:table-cell>
          <table:table-cell office:value-type="float" office:value="27907" table:style-name="ce24">
            <text:p>27,907</text:p>
          </table:table-cell>
          <table:table-cell office:value-type="float" office:value="26179" table:style-name="ce24">
            <text:p>26,179</text:p>
          </table:table-cell>
          <table:table-cell office:value-type="float" office:value="10.079670508866256" table:style-name="ce25">
            <text:p>10.08</text:p>
          </table:table-cell>
          <table:table-cell office:value-type="float" office:value="28824" table:style-name="ce24">
            <text:p>28,824</text:p>
          </table:table-cell>
          <table:table-cell office:value-type="float" office:value="15178" table:style-name="ce24">
            <text:p>15,178</text:p>
          </table:table-cell>
          <table:table-cell office:value-type="float" office:value="13646" table:style-name="ce24">
            <text:p>13,646</text:p>
          </table:table-cell>
          <table:table-cell office:value-type="float" office:value="5.3717491171016709" table:style-name="ce25">
            <text:p>5.37</text:p>
          </table:table-cell>
          <table:table-cell office:value-type="float" office:value="446490" table:style-name="ce24">
            <text:p>446,490</text:p>
          </table:table-cell>
          <table:table-cell office:value-type="float" office:value="229424" table:style-name="ce24">
            <text:p>229,424</text:p>
          </table:table-cell>
          <table:table-cell office:value-type="float" office:value="217066" table:style-name="ce24">
            <text:p>217,066</text:p>
          </table:table-cell>
          <table:table-cell office:value-type="float" office:value="83.209556733788688" table:style-name="ce25">
            <text:p>83.21</text:p>
          </table:table-cell>
          <table:table-cell office:value-type="float" office:value="96409" table:style-name="ce24">
            <text:p>96,409</text:p>
          </table:table-cell>
          <table:table-cell office:value-type="float" office:value="45772" table:style-name="ce24">
            <text:p>45,772</text:p>
          </table:table-cell>
          <table:table-cell office:value-type="float" office:value="50637" table:style-name="ce24">
            <text:p>50,637</text:p>
          </table:table-cell>
          <table:table-cell office:value-type="float" office:value="17.96714406850732" table:style-name="ce25">
            <text:p>17.97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彰化縣</text:p>
          </table:table-cell>
          <table:table-cell office:value-type="float" office:value="1250631" table:style-name="ce24">
            <text:p>1,250,631</text:p>
          </table:table-cell>
          <table:table-cell office:value-type="float" office:value="634978" table:style-name="ce24">
            <text:p>634,978</text:p>
          </table:table-cell>
          <table:table-cell office:value-type="float" office:value="615653" table:style-name="ce24">
            <text:p>615,653</text:p>
          </table:table-cell>
          <table:table-cell office:value-type="float" office:value="49693" table:style-name="ce24">
            <text:p>49,693</text:p>
          </table:table-cell>
          <table:table-cell office:value-type="float" office:value="25794" table:style-name="ce24">
            <text:p>25,794</text:p>
          </table:table-cell>
          <table:table-cell office:value-type="float" office:value="23899" table:style-name="ce24">
            <text:p>23,899</text:p>
          </table:table-cell>
          <table:table-cell office:value-type="float" office:value="3.9734342104105846" table:style-name="ce25">
            <text:p>3.97</text:p>
          </table:table-cell>
          <table:table-cell office:value-type="float" office:value="70924" table:style-name="ce24">
            <text:p>70,924</text:p>
          </table:table-cell>
          <table:table-cell office:value-type="float" office:value="36804" table:style-name="ce24">
            <text:p>36,804</text:p>
          </table:table-cell>
          <table:table-cell office:value-type="float" office:value="34120" table:style-name="ce24">
            <text:p>34,120</text:p>
          </table:table-cell>
          <table:table-cell office:value-type="float" office:value="5.6710572503000485" table:style-name="ce26">
            <text:p>5.67</text:p>
          </table:table-cell>
          <table:table-cell office:value-type="float" office:value="122831" table:style-name="ce24">
            <text:p>122,831</text:p>
          </table:table-cell>
          <table:table-cell office:value-type="float" office:value="63847" table:style-name="ce24">
            <text:p>63,847</text:p>
          </table:table-cell>
          <table:table-cell office:value-type="float" office:value="58984" table:style-name="ce24">
            <text:p>58,984</text:p>
          </table:table-cell>
          <table:table-cell office:value-type="float" office:value="9.8215220956461184" table:style-name="ce25">
            <text:p>9.82</text:p>
          </table:table-cell>
          <table:table-cell office:value-type="float" office:value="132924" table:style-name="ce24">
            <text:p>132,924</text:p>
          </table:table-cell>
          <table:table-cell office:value-type="float" office:value="69135" table:style-name="ce24">
            <text:p>69,135</text:p>
          </table:table-cell>
          <table:table-cell office:value-type="float" office:value="63789" table:style-name="ce24">
            <text:p>63,789</text:p>
          </table:table-cell>
          <table:table-cell office:value-type="float" office:value="10.628554705584621" table:style-name="ce25">
            <text:p>10.63</text:p>
          </table:table-cell>
          <table:table-cell office:value-type="float" office:value="67045" table:style-name="ce24">
            <text:p>67,045</text:p>
          </table:table-cell>
          <table:table-cell office:value-type="float" office:value="35346" table:style-name="ce24">
            <text:p>35,346</text:p>
          </table:table-cell>
          <table:table-cell office:value-type="float" office:value="31699" table:style-name="ce24">
            <text:p>31,699</text:p>
          </table:table-cell>
          <table:table-cell office:value-type="float" office:value="5.3608938207992605" table:style-name="ce25">
            <text:p>5.36</text:p>
          </table:table-cell>
          <table:table-cell office:value-type="float" office:value="1033299" table:style-name="ce24">
            <text:p>1,033,299</text:p>
          </table:table-cell>
          <table:table-cell office:value-type="float" office:value="521327" table:style-name="ce24">
            <text:p>521,327</text:p>
          </table:table-cell>
          <table:table-cell office:value-type="float" office:value="511972" table:style-name="ce24">
            <text:p>511,972</text:p>
          </table:table-cell>
          <table:table-cell office:value-type="float" office:value="82.622212307227315" table:style-name="ce25">
            <text:p>82.62</text:p>
          </table:table-cell>
          <table:table-cell office:value-type="float" office:value="220304" table:style-name="ce24">
            <text:p>220,304</text:p>
          </table:table-cell>
          <table:table-cell office:value-type="float" office:value="101838" table:style-name="ce24">
            <text:p>101,838</text:p>
          </table:table-cell>
          <table:table-cell office:value-type="float" office:value="118466" table:style-name="ce24">
            <text:p>118,466</text:p>
          </table:table-cell>
          <table:table-cell office:value-type="float" office:value="17.615427732080846" table:style-name="ce25">
            <text:p>17.62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南投縣</text:p>
          </table:table-cell>
          <table:table-cell office:value-type="float" office:value="482841" table:style-name="ce24">
            <text:p>482,841</text:p>
          </table:table-cell>
          <table:table-cell office:value-type="float" office:value="246540" table:style-name="ce24">
            <text:p>246,540</text:p>
          </table:table-cell>
          <table:table-cell office:value-type="float" office:value="236301" table:style-name="ce24">
            <text:p>236,301</text:p>
          </table:table-cell>
          <table:table-cell office:value-type="float" office:value="14527" table:style-name="ce24">
            <text:p>14,527</text:p>
          </table:table-cell>
          <table:table-cell office:value-type="float" office:value="7628" table:style-name="ce24">
            <text:p>7,628</text:p>
          </table:table-cell>
          <table:table-cell office:value-type="float" office:value="6899" table:style-name="ce24">
            <text:p>6,899</text:p>
          </table:table-cell>
          <table:table-cell office:value-type="float" office:value="3.008650880931818" table:style-name="ce25">
            <text:p>3.01</text:p>
          </table:table-cell>
          <table:table-cell office:value-type="float" office:value="21620" table:style-name="ce24">
            <text:p>21,620</text:p>
          </table:table-cell>
          <table:table-cell office:value-type="float" office:value="11315" table:style-name="ce24">
            <text:p>11,315</text:p>
          </table:table-cell>
          <table:table-cell office:value-type="float" office:value="10305" table:style-name="ce24">
            <text:p>10,305</text:p>
          </table:table-cell>
          <table:table-cell office:value-type="float" office:value="4.477664489966676" table:style-name="ce26">
            <text:p>4.48</text:p>
          </table:table-cell>
          <table:table-cell office:value-type="float" office:value="39564" table:style-name="ce24">
            <text:p>39,564</text:p>
          </table:table-cell>
          <table:table-cell office:value-type="float" office:value="20653" table:style-name="ce24">
            <text:p>20,653</text:p>
          </table:table-cell>
          <table:table-cell office:value-type="float" office:value="18911" table:style-name="ce24">
            <text:p>18,911</text:p>
          </table:table-cell>
          <table:table-cell office:value-type="float" office:value="8.1940017521295836" table:style-name="ce25">
            <text:p>8.19</text:p>
          </table:table-cell>
          <table:table-cell office:value-type="float" office:value="43012" table:style-name="ce24">
            <text:p>43,012</text:p>
          </table:table-cell>
          <table:table-cell office:value-type="float" office:value="22448" table:style-name="ce24">
            <text:p>22,448</text:p>
          </table:table-cell>
          <table:table-cell office:value-type="float" office:value="20564" table:style-name="ce24">
            <text:p>20,564</text:p>
          </table:table-cell>
          <table:table-cell office:value-type="float" office:value="8.9081084663481356" table:style-name="ce25">
            <text:p>8.91</text:p>
          </table:table-cell>
          <table:table-cell office:value-type="float" office:value="23799" table:style-name="ce24">
            <text:p>23,799</text:p>
          </table:table-cell>
          <table:table-cell office:value-type="float" office:value="12343" table:style-name="ce24">
            <text:p>12,343</text:p>
          </table:table-cell>
          <table:table-cell office:value-type="float" office:value="11456" table:style-name="ce24">
            <text:p>11,456</text:p>
          </table:table-cell>
          <table:table-cell office:value-type="float" office:value="4.9289517667306635" table:style-name="ce25">
            <text:p>4.93</text:p>
          </table:table-cell>
          <table:table-cell office:value-type="float" office:value="409486" table:style-name="ce24">
            <text:p>409,486</text:p>
          </table:table-cell>
          <table:table-cell office:value-type="float" office:value="208403" table:style-name="ce24">
            <text:p>208,403</text:p>
          </table:table-cell>
          <table:table-cell office:value-type="float" office:value="201083" table:style-name="ce24">
            <text:p>201,083</text:p>
          </table:table-cell>
          <table:table-cell office:value-type="float" office:value="84.807628184019165" table:style-name="ce25">
            <text:p>84.81</text:p>
          </table:table-cell>
          <table:table-cell office:value-type="float" office:value="94977" table:style-name="ce24">
            <text:p>94,977</text:p>
          </table:table-cell>
          <table:table-cell office:value-type="float" office:value="44657" table:style-name="ce24">
            <text:p>44,657</text:p>
          </table:table-cell>
          <table:table-cell office:value-type="float" office:value="50320" table:style-name="ce24">
            <text:p>50,320</text:p>
          </table:table-cell>
          <table:table-cell office:value-type="float" office:value="19.670450520978953" table:style-name="ce25">
            <text:p>19.67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雲林縣</text:p>
          </table:table-cell>
          <table:table-cell office:value-type="float" office:value="667667" table:style-name="ce24">
            <text:p>667,667</text:p>
          </table:table-cell>
          <table:table-cell office:value-type="float" office:value="344968" table:style-name="ce24">
            <text:p>344,968</text:p>
          </table:table-cell>
          <table:table-cell office:value-type="float" office:value="322699" table:style-name="ce24">
            <text:p>322,699</text:p>
          </table:table-cell>
          <table:table-cell office:value-type="float" office:value="20475" table:style-name="ce24">
            <text:p>20,475</text:p>
          </table:table-cell>
          <table:table-cell office:value-type="float" office:value="10631" table:style-name="ce24">
            <text:p>10,631</text:p>
          </table:table-cell>
          <table:table-cell office:value-type="float" office:value="9844" table:style-name="ce24">
            <text:p>9,844</text:p>
          </table:table-cell>
          <table:table-cell office:value-type="float" office:value="3.0666484939348506" table:style-name="ce25">
            <text:p>3.07</text:p>
          </table:table-cell>
          <table:table-cell office:value-type="float" office:value="30170" table:style-name="ce24">
            <text:p>30,170</text:p>
          </table:table-cell>
          <table:table-cell office:value-type="float" office:value="15606" table:style-name="ce24">
            <text:p>15,606</text:p>
          </table:table-cell>
          <table:table-cell office:value-type="float" office:value="14564" table:style-name="ce24">
            <text:p>14,564</text:p>
          </table:table-cell>
          <table:table-cell office:value-type="float" office:value="4.518719661148447" table:style-name="ce26">
            <text:p>4.52</text:p>
          </table:table-cell>
          <table:table-cell office:value-type="float" office:value="55387" table:style-name="ce24">
            <text:p>55,387</text:p>
          </table:table-cell>
          <table:table-cell office:value-type="float" office:value="28660" table:style-name="ce24">
            <text:p>28,660</text:p>
          </table:table-cell>
          <table:table-cell office:value-type="float" office:value="26727" table:style-name="ce24">
            <text:p>26,727</text:p>
          </table:table-cell>
          <table:table-cell office:value-type="float" office:value="8.2956024485259867" table:style-name="ce25">
            <text:p>8.30</text:p>
          </table:table-cell>
          <table:table-cell office:value-type="float" office:value="60536" table:style-name="ce24">
            <text:p>60,536</text:p>
          </table:table-cell>
          <table:table-cell office:value-type="float" office:value="31345" table:style-name="ce24">
            <text:p>31,345</text:p>
          </table:table-cell>
          <table:table-cell office:value-type="float" office:value="29191" table:style-name="ce24">
            <text:p>29,191</text:p>
          </table:table-cell>
          <table:table-cell office:value-type="float" office:value="9.0667952736918256" table:style-name="ce25">
            <text:p>9.07</text:p>
          </table:table-cell>
          <table:table-cell office:value-type="float" office:value="34921" table:style-name="ce24">
            <text:p>34,921</text:p>
          </table:table-cell>
          <table:table-cell office:value-type="float" office:value="18328" table:style-name="ce24">
            <text:p>18,328</text:p>
          </table:table-cell>
          <table:table-cell office:value-type="float" office:value="16593" table:style-name="ce24">
            <text:p>16,593</text:p>
          </table:table-cell>
          <table:table-cell office:value-type="float" office:value="5.2303019319511073" table:style-name="ce25">
            <text:p>5.23</text:p>
          </table:table-cell>
          <table:table-cell office:value-type="float" office:value="562828" table:style-name="ce24">
            <text:p>562,828</text:p>
          </table:table-cell>
          <table:table-cell office:value-type="float" office:value="290308" table:style-name="ce24">
            <text:p>290,308</text:p>
          </table:table-cell>
          <table:table-cell office:value-type="float" office:value="272520" table:style-name="ce24">
            <text:p>272,520</text:p>
          </table:table-cell>
          <table:table-cell office:value-type="float" office:value="84.297711284218039" table:style-name="ce25">
            <text:p>84.30</text:p>
          </table:table-cell>
          <table:table-cell office:value-type="float" office:value="132794" table:style-name="ce24">
            <text:p>132,794</text:p>
          </table:table-cell>
          <table:table-cell office:value-type="float" office:value="61204" table:style-name="ce24">
            <text:p>61,204</text:p>
          </table:table-cell>
          <table:table-cell office:value-type="float" office:value="71590" table:style-name="ce24">
            <text:p>71,590</text:p>
          </table:table-cell>
          <table:table-cell office:value-type="float" office:value="19.889256171115242" table:style-name="ce25">
            <text:p>19.89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嘉義縣</text:p>
          </table:table-cell>
          <table:table-cell office:value-type="float" office:value="491507" table:style-name="ce24">
            <text:p>491,507</text:p>
          </table:table-cell>
          <table:table-cell office:value-type="float" office:value="254899" table:style-name="ce24">
            <text:p>254,899</text:p>
          </table:table-cell>
          <table:table-cell office:value-type="float" office:value="236608" table:style-name="ce24">
            <text:p>236,608</text:p>
          </table:table-cell>
          <table:table-cell office:value-type="float" office:value="12905" table:style-name="ce24">
            <text:p>12,905</text:p>
          </table:table-cell>
          <table:table-cell office:value-type="float" office:value="6593" table:style-name="ce24">
            <text:p>6,593</text:p>
          </table:table-cell>
          <table:table-cell office:value-type="float" office:value="6312" table:style-name="ce24">
            <text:p>6,312</text:p>
          </table:table-cell>
          <table:table-cell office:value-type="float" office:value="2.6255984146716123" table:style-name="ce25">
            <text:p>2.63</text:p>
          </table:table-cell>
          <table:table-cell office:value-type="float" office:value="18531" table:style-name="ce24">
            <text:p>18,531</text:p>
          </table:table-cell>
          <table:table-cell office:value-type="float" office:value="9555" table:style-name="ce24">
            <text:p>9,555</text:p>
          </table:table-cell>
          <table:table-cell office:value-type="float" office:value="8976" table:style-name="ce24">
            <text:p>8,976</text:p>
          </table:table-cell>
          <table:table-cell office:value-type="float" office:value="3.7702413190453035" table:style-name="ce26">
            <text:p>3.77</text:p>
          </table:table-cell>
          <table:table-cell office:value-type="float" office:value="33177" table:style-name="ce24">
            <text:p>33,177</text:p>
          </table:table-cell>
          <table:table-cell office:value-type="float" office:value="17101" table:style-name="ce24">
            <text:p>17,101</text:p>
          </table:table-cell>
          <table:table-cell office:value-type="float" office:value="16076" table:style-name="ce24">
            <text:p>16,076</text:p>
          </table:table-cell>
          <table:table-cell office:value-type="float" office:value="6.7500564590127921" table:style-name="ce25">
            <text:p>6.75</text:p>
          </table:table-cell>
          <table:table-cell office:value-type="float" office:value="36138" table:style-name="ce24">
            <text:p>36,138</text:p>
          </table:table-cell>
          <table:table-cell office:value-type="float" office:value="18710" table:style-name="ce24">
            <text:p>18,710</text:p>
          </table:table-cell>
          <table:table-cell office:value-type="float" office:value="17428" table:style-name="ce24">
            <text:p>17,428</text:p>
          </table:table-cell>
          <table:table-cell office:value-type="float" office:value="7.3524893846883153" table:style-name="ce25">
            <text:p>7.35</text:p>
          </table:table-cell>
          <table:table-cell office:value-type="float" office:value="22012" table:style-name="ce24">
            <text:p>22,012</text:p>
          </table:table-cell>
          <table:table-cell office:value-type="float" office:value="11644" table:style-name="ce24">
            <text:p>11,644</text:p>
          </table:table-cell>
          <table:table-cell office:value-type="float" office:value="10368" table:style-name="ce24">
            <text:p>10,368</text:p>
          </table:table-cell>
          <table:table-cell office:value-type="float" office:value="4.4784713137351044" table:style-name="ce25">
            <text:p>4.48</text:p>
          </table:table-cell>
          <table:table-cell office:value-type="float" office:value="425977" table:style-name="ce24">
            <text:p>425,977</text:p>
          </table:table-cell>
          <table:table-cell office:value-type="float" office:value="220737" table:style-name="ce24">
            <text:p>220,737</text:p>
          </table:table-cell>
          <table:table-cell office:value-type="float" office:value="205240" table:style-name="ce24">
            <text:p>205,240</text:p>
          </table:table-cell>
          <table:table-cell office:value-type="float" office:value="86.667534745181655" table:style-name="ce25">
            <text:p>86.67</text:p>
          </table:table-cell>
          <table:table-cell office:value-type="float" office:value="104827" table:style-name="ce24">
            <text:p>104,827</text:p>
          </table:table-cell>
          <table:table-cell office:value-type="float" office:value="48942" table:style-name="ce24">
            <text:p>48,942</text:p>
          </table:table-cell>
          <table:table-cell office:value-type="float" office:value="55885" table:style-name="ce24">
            <text:p>55,885</text:p>
          </table:table-cell>
          <table:table-cell office:value-type="float" office:value="21.327671833768388" table:style-name="ce25">
            <text:p>21.33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屏東縣</text:p>
          </table:table-cell>
          <table:table-cell office:value-type="float" office:value="801914" table:style-name="ce24">
            <text:p>801,914</text:p>
          </table:table-cell>
          <table:table-cell office:value-type="float" office:value="408068" table:style-name="ce24">
            <text:p>408,068</text:p>
          </table:table-cell>
          <table:table-cell office:value-type="float" office:value="393846" table:style-name="ce24">
            <text:p>393,846</text:p>
          </table:table-cell>
          <table:table-cell office:value-type="float" office:value="23688" table:style-name="ce24">
            <text:p>23,688</text:p>
          </table:table-cell>
          <table:table-cell office:value-type="float" office:value="12251" table:style-name="ce24">
            <text:p>12,251</text:p>
          </table:table-cell>
          <table:table-cell office:value-type="float" office:value="11437" table:style-name="ce24">
            <text:p>11,437</text:p>
          </table:table-cell>
          <table:table-cell office:value-type="float" office:value="2.9539327159770248" table:style-name="ce25">
            <text:p>2.95</text:p>
          </table:table-cell>
          <table:table-cell office:value-type="float" office:value="35380" table:style-name="ce24">
            <text:p>35,380</text:p>
          </table:table-cell>
          <table:table-cell office:value-type="float" office:value="18385" table:style-name="ce24">
            <text:p>18,385</text:p>
          </table:table-cell>
          <table:table-cell office:value-type="float" office:value="16995" table:style-name="ce24">
            <text:p>16,995</text:p>
          </table:table-cell>
          <table:table-cell office:value-type="float" office:value="4.4119444229680491" table:style-name="ce26">
            <text:p>4.41</text:p>
          </table:table-cell>
          <table:table-cell office:value-type="float" office:value="64229" table:style-name="ce24">
            <text:p>64,229</text:p>
          </table:table-cell>
          <table:table-cell office:value-type="float" office:value="33435" table:style-name="ce24">
            <text:p>33,435</text:p>
          </table:table-cell>
          <table:table-cell office:value-type="float" office:value="30794" table:style-name="ce24">
            <text:p>30,794</text:p>
          </table:table-cell>
          <table:table-cell office:value-type="float" office:value="8.0094623613005886" table:style-name="ce25">
            <text:p>8.01</text:p>
          </table:table-cell>
          <table:table-cell office:value-type="float" office:value="69789" table:style-name="ce24">
            <text:p>69,789</text:p>
          </table:table-cell>
          <table:table-cell office:value-type="float" office:value="36334" table:style-name="ce24">
            <text:p>36,334</text:p>
          </table:table-cell>
          <table:table-cell office:value-type="float" office:value="33455" table:style-name="ce24">
            <text:p>33,455</text:p>
          </table:table-cell>
          <table:table-cell office:value-type="float" office:value="8.70280354252451" table:style-name="ce25">
            <text:p>8.70</text:p>
          </table:table-cell>
          <table:table-cell office:value-type="float" office:value="37705" table:style-name="ce24">
            <text:p>37,705</text:p>
          </table:table-cell>
          <table:table-cell office:value-type="float" office:value="19717" table:style-name="ce24">
            <text:p>19,717</text:p>
          </table:table-cell>
          <table:table-cell office:value-type="float" office:value="17988" table:style-name="ce24">
            <text:p>17,988</text:p>
          </table:table-cell>
          <table:table-cell office:value-type="float" office:value="4.701875762238843" table:style-name="ce25">
            <text:p>4.70</text:p>
          </table:table-cell>
          <table:table-cell office:value-type="float" office:value="683862" table:style-name="ce24">
            <text:p>683,862</text:p>
          </table:table-cell>
          <table:table-cell office:value-type="float" office:value="346527" table:style-name="ce24">
            <text:p>346,527</text:p>
          </table:table-cell>
          <table:table-cell office:value-type="float" office:value="337335" table:style-name="ce24">
            <text:p>337,335</text:p>
          </table:table-cell>
          <table:table-cell office:value-type="float" office:value="85.27872066081899" table:style-name="ce25">
            <text:p>85.28</text:p>
          </table:table-cell>
          <table:table-cell office:value-type="float" office:value="152379" table:style-name="ce24">
            <text:p>152,379</text:p>
          </table:table-cell>
          <table:table-cell office:value-type="float" office:value="70924" table:style-name="ce24">
            <text:p>70,924</text:p>
          </table:table-cell>
          <table:table-cell office:value-type="float" office:value="81455" table:style-name="ce24">
            <text:p>81,455</text:p>
          </table:table-cell>
          <table:table-cell office:value-type="float" office:value="19.001912923330931" table:style-name="ce25">
            <text:p>19.00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臺東縣</text:p>
          </table:table-cell>
          <table:table-cell office:value-type="float" office:value="213032" table:style-name="ce24">
            <text:p>213,032</text:p>
          </table:table-cell>
          <table:table-cell office:value-type="float" office:value="109214" table:style-name="ce24">
            <text:p>109,214</text:p>
          </table:table-cell>
          <table:table-cell office:value-type="float" office:value="103818" table:style-name="ce24">
            <text:p>103,818</text:p>
          </table:table-cell>
          <table:table-cell office:value-type="float" office:value="7111" table:style-name="ce24">
            <text:p>7,111</text:p>
          </table:table-cell>
          <table:table-cell office:value-type="float" office:value="3726" table:style-name="ce24">
            <text:p>3,726</text:p>
          </table:table-cell>
          <table:table-cell office:value-type="float" office:value="3385" table:style-name="ce24">
            <text:p>3,385</text:p>
          </table:table-cell>
          <table:table-cell office:value-type="float" office:value="3.337996169589545" table:style-name="ce25">
            <text:p>3.34</text:p>
          </table:table-cell>
          <table:table-cell office:value-type="float" office:value="10407" table:style-name="ce24">
            <text:p>10,407</text:p>
          </table:table-cell>
          <table:table-cell office:value-type="float" office:value="5415" table:style-name="ce24">
            <text:p>5,415</text:p>
          </table:table-cell>
          <table:table-cell office:value-type="float" office:value="4992" table:style-name="ce24">
            <text:p>4,992</text:p>
          </table:table-cell>
          <table:table-cell office:value-type="float" office:value="4.8851815689661651" table:style-name="ce26">
            <text:p>4.89</text:p>
          </table:table-cell>
          <table:table-cell office:value-type="float" office:value="18743" table:style-name="ce24">
            <text:p>18,743</text:p>
          </table:table-cell>
          <table:table-cell office:value-type="float" office:value="9783" table:style-name="ce24">
            <text:p>9,783</text:p>
          </table:table-cell>
          <table:table-cell office:value-type="float" office:value="8960" table:style-name="ce24">
            <text:p>8,960</text:p>
          </table:table-cell>
          <table:table-cell office:value-type="float" office:value="8.798208719816742" table:style-name="ce25">
            <text:p>8.80</text:p>
          </table:table-cell>
          <table:table-cell office:value-type="float" office:value="20314" table:style-name="ce24">
            <text:p>20,314</text:p>
          </table:table-cell>
          <table:table-cell office:value-type="float" office:value="10596" table:style-name="ce24">
            <text:p>10,596</text:p>
          </table:table-cell>
          <table:table-cell office:value-type="float" office:value="9718" table:style-name="ce24">
            <text:p>9,718</text:p>
          </table:table-cell>
          <table:table-cell office:value-type="float" office:value="9.5356566149686426" table:style-name="ce25">
            <text:p>9.54</text:p>
          </table:table-cell>
          <table:table-cell office:value-type="float" office:value="10931" table:style-name="ce24">
            <text:p>10,931</text:p>
          </table:table-cell>
          <table:table-cell office:value-type="float" office:value="5781" table:style-name="ce24">
            <text:p>5,781</text:p>
          </table:table-cell>
          <table:table-cell office:value-type="float" office:value="5150" table:style-name="ce24">
            <text:p>5,150</text:p>
          </table:table-cell>
          <table:table-cell office:value-type="float" office:value="5.1311540050321076" table:style-name="ce25">
            <text:p>5.13</text:p>
          </table:table-cell>
          <table:table-cell office:value-type="float" office:value="178872" table:style-name="ce24">
            <text:p>178,872</text:p>
          </table:table-cell>
          <table:table-cell office:value-type="float" office:value="91314" table:style-name="ce24">
            <text:p>91,314</text:p>
          </table:table-cell>
          <table:table-cell office:value-type="float" office:value="87558" table:style-name="ce24">
            <text:p>87,558</text:p>
          </table:table-cell>
          <table:table-cell office:value-type="float" office:value="83.964850351120958" table:style-name="ce25">
            <text:p>83.96</text:p>
          </table:table-cell>
          <table:table-cell office:value-type="float" office:value="39023" table:style-name="ce24">
            <text:p>39,023</text:p>
          </table:table-cell>
          <table:table-cell office:value-type="float" office:value="17687" table:style-name="ce24">
            <text:p>17,687</text:p>
          </table:table-cell>
          <table:table-cell office:value-type="float" office:value="21336" table:style-name="ce24">
            <text:p>21,336</text:p>
          </table:table-cell>
          <table:table-cell office:value-type="float" office:value="18.317905291223855" table:style-name="ce25">
            <text:p>18.32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花蓮縣</text:p>
          </table:table-cell>
          <table:table-cell office:value-type="float" office:value="320405" table:style-name="ce24">
            <text:p>320,405</text:p>
          </table:table-cell>
          <table:table-cell office:value-type="float" office:value="161854" table:style-name="ce24">
            <text:p>161,854</text:p>
          </table:table-cell>
          <table:table-cell office:value-type="float" office:value="158551" table:style-name="ce24">
            <text:p>158,551</text:p>
          </table:table-cell>
          <table:table-cell office:value-type="float" office:value="11142" table:style-name="ce24">
            <text:p>11,142</text:p>
          </table:table-cell>
          <table:table-cell office:value-type="float" office:value="5821" table:style-name="ce24">
            <text:p>5,821</text:p>
          </table:table-cell>
          <table:table-cell office:value-type="float" office:value="5321" table:style-name="ce24">
            <text:p>5,321</text:p>
          </table:table-cell>
          <table:table-cell office:value-type="float" office:value="3.4774738221937858" table:style-name="ce25">
            <text:p>3.48</text:p>
          </table:table-cell>
          <table:table-cell office:value-type="float" office:value="16445" table:style-name="ce24">
            <text:p>16,445</text:p>
          </table:table-cell>
          <table:table-cell office:value-type="float" office:value="8569" table:style-name="ce24">
            <text:p>8,569</text:p>
          </table:table-cell>
          <table:table-cell office:value-type="float" office:value="7876" table:style-name="ce24">
            <text:p>7,876</text:p>
          </table:table-cell>
          <table:table-cell office:value-type="float" office:value="5.1325665954026931" table:style-name="ce26">
            <text:p>5.13</text:p>
          </table:table-cell>
          <table:table-cell office:value-type="float" office:value="29209" table:style-name="ce24">
            <text:p>29,209</text:p>
          </table:table-cell>
          <table:table-cell office:value-type="float" office:value="15302" table:style-name="ce24">
            <text:p>15,302</text:p>
          </table:table-cell>
          <table:table-cell office:value-type="float" office:value="13907" table:style-name="ce24">
            <text:p>13,907</text:p>
          </table:table-cell>
          <table:table-cell office:value-type="float" office:value="9.1162747148140646" table:style-name="ce25">
            <text:p>9.12</text:p>
          </table:table-cell>
          <table:table-cell office:value-type="float" office:value="31671" table:style-name="ce24">
            <text:p>31,671</text:p>
          </table:table-cell>
          <table:table-cell office:value-type="float" office:value="16592" table:style-name="ce24">
            <text:p>16,592</text:p>
          </table:table-cell>
          <table:table-cell office:value-type="float" office:value="15079" table:style-name="ce24">
            <text:p>15,079</text:p>
          </table:table-cell>
          <table:table-cell office:value-type="float" office:value="9.8846772054119008" table:style-name="ce25">
            <text:p>9.88</text:p>
          </table:table-cell>
          <table:table-cell office:value-type="float" office:value="16126" table:style-name="ce24">
            <text:p>16,126</text:p>
          </table:table-cell>
          <table:table-cell office:value-type="float" office:value="8457" table:style-name="ce24">
            <text:p>8,457</text:p>
          </table:table-cell>
          <table:table-cell office:value-type="float" office:value="7669" table:style-name="ce24">
            <text:p>7,669</text:p>
          </table:table-cell>
          <table:table-cell office:value-type="float" office:value="5.0330051029166212" table:style-name="ce25">
            <text:p>5.03</text:p>
          </table:table-cell>
          <table:table-cell office:value-type="float" office:value="268592" table:style-name="ce24">
            <text:p>268,592</text:p>
          </table:table-cell>
          <table:table-cell office:value-type="float" office:value="134674" table:style-name="ce24">
            <text:p>134,674</text:p>
          </table:table-cell>
          <table:table-cell office:value-type="float" office:value="133918" table:style-name="ce24">
            <text:p>133,918</text:p>
          </table:table-cell>
          <table:table-cell office:value-type="float" office:value="83.828904043320179" table:style-name="ce25">
            <text:p>83.83</text:p>
          </table:table-cell>
          <table:table-cell office:value-type="float" office:value="59376" table:style-name="ce24">
            <text:p>59,376</text:p>
          </table:table-cell>
          <table:table-cell office:value-type="float" office:value="27231" table:style-name="ce24">
            <text:p>27,231</text:p>
          </table:table-cell>
          <table:table-cell office:value-type="float" office:value="32145" table:style-name="ce24">
            <text:p>32,145</text:p>
          </table:table-cell>
          <table:table-cell office:value-type="float" office:value="18.531546012078461" table:style-name="ce25">
            <text:p>18.53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澎湖縣</text:p>
          </table:table-cell>
          <table:table-cell office:value-type="float" office:value="106174" table:style-name="ce24">
            <text:p>106,174</text:p>
          </table:table-cell>
          <table:table-cell office:value-type="float" office:value="54576" table:style-name="ce24">
            <text:p>54,576</text:p>
          </table:table-cell>
          <table:table-cell office:value-type="float" office:value="51598" table:style-name="ce24">
            <text:p>51,598</text:p>
          </table:table-cell>
          <table:table-cell office:value-type="float" office:value="4175" table:style-name="ce24">
            <text:p>4,175</text:p>
          </table:table-cell>
          <table:table-cell office:value-type="float" office:value="2183" table:style-name="ce24">
            <text:p>2,183</text:p>
          </table:table-cell>
          <table:table-cell office:value-type="float" office:value="1992" table:style-name="ce24">
            <text:p>1,992</text:p>
          </table:table-cell>
          <table:table-cell office:value-type="float" office:value="3.9322244617326274" table:style-name="ce25">
            <text:p>3.93</text:p>
          </table:table-cell>
          <table:table-cell office:value-type="float" office:value="5526" table:style-name="ce24">
            <text:p>5,526</text:p>
          </table:table-cell>
          <table:table-cell office:value-type="float" office:value="2904" table:style-name="ce24">
            <text:p>2,904</text:p>
          </table:table-cell>
          <table:table-cell office:value-type="float" office:value="2622" table:style-name="ce24">
            <text:p>2,622</text:p>
          </table:table-cell>
          <table:table-cell office:value-type="float" office:value="5.2046640420441914" table:style-name="ce26">
            <text:p>5.20</text:p>
          </table:table-cell>
          <table:table-cell office:value-type="float" office:value="8736" table:style-name="ce24">
            <text:p>8,736</text:p>
          </table:table-cell>
          <table:table-cell office:value-type="float" office:value="4591" table:style-name="ce24">
            <text:p>4,591</text:p>
          </table:table-cell>
          <table:table-cell office:value-type="float" office:value="4145" table:style-name="ce24">
            <text:p>4,145</text:p>
          </table:table-cell>
          <table:table-cell office:value-type="float" office:value="8.2280030892685598" table:style-name="ce25">
            <text:p>8.23</text:p>
          </table:table-cell>
          <table:table-cell office:value-type="float" office:value="9344" table:style-name="ce24">
            <text:p>9,344</text:p>
          </table:table-cell>
          <table:table-cell office:value-type="float" office:value="4901" table:style-name="ce24">
            <text:p>4,901</text:p>
          </table:table-cell>
          <table:table-cell office:value-type="float" office:value="4443" table:style-name="ce24">
            <text:p>4,443</text:p>
          </table:table-cell>
          <table:table-cell office:value-type="float" office:value="8.8006479929172858" table:style-name="ce25">
            <text:p>8.80</text:p>
          </table:table-cell>
          <table:table-cell office:value-type="float" office:value="4257" table:style-name="ce24">
            <text:p>4,257</text:p>
          </table:table-cell>
          <table:table-cell office:value-type="float" office:value="2205" table:style-name="ce24">
            <text:p>2,205</text:p>
          </table:table-cell>
          <table:table-cell office:value-type="float" office:value="2052" table:style-name="ce24">
            <text:p>2,052</text:p>
          </table:table-cell>
          <table:table-cell office:value-type="float" office:value="4.0094561757115681" table:style-name="ce25">
            <text:p>4.01</text:p>
          </table:table-cell>
          <table:table-cell office:value-type="float" office:value="90638" table:style-name="ce24">
            <text:p>90,638</text:p>
          </table:table-cell>
          <table:table-cell office:value-type="float" office:value="46397" table:style-name="ce24">
            <text:p>46,397</text:p>
          </table:table-cell>
          <table:table-cell office:value-type="float" office:value="44241" table:style-name="ce24">
            <text:p>44,241</text:p>
          </table:table-cell>
          <table:table-cell office:value-type="float" office:value="85.36741575150225" table:style-name="ce25">
            <text:p>85.37</text:p>
          </table:table-cell>
          <table:table-cell office:value-type="float" office:value="18981" table:style-name="ce24">
            <text:p>18,981</text:p>
          </table:table-cell>
          <table:table-cell office:value-type="float" office:value="8859" table:style-name="ce24">
            <text:p>8,859</text:p>
          </table:table-cell>
          <table:table-cell office:value-type="float" office:value="10122" table:style-name="ce24">
            <text:p>10,122</text:p>
          </table:table-cell>
          <table:table-cell office:value-type="float" office:value="17.877258085783716" table:style-name="ce25">
            <text:p>17.88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基隆市</text:p>
          </table:table-cell>
          <table:table-cell office:value-type="float" office:value="362239" table:style-name="ce24">
            <text:p>362,239</text:p>
          </table:table-cell>
          <table:table-cell office:value-type="float" office:value="180600" table:style-name="ce24">
            <text:p>180,600</text:p>
          </table:table-cell>
          <table:table-cell office:value-type="float" office:value="181639" table:style-name="ce24">
            <text:p>181,639</text:p>
          </table:table-cell>
          <table:table-cell office:value-type="float" office:value="10093" table:style-name="ce24">
            <text:p>10,093</text:p>
          </table:table-cell>
          <table:table-cell office:value-type="float" office:value="5285" table:style-name="ce24">
            <text:p>5,285</text:p>
          </table:table-cell>
          <table:table-cell office:value-type="float" office:value="4808" table:style-name="ce24">
            <text:p>4,808</text:p>
          </table:table-cell>
          <table:table-cell office:value-type="float" office:value="2.7862819850982361" table:style-name="ce25">
            <text:p>2.79</text:p>
          </table:table-cell>
          <table:table-cell office:value-type="float" office:value="15392" table:style-name="ce24">
            <text:p>15,392</text:p>
          </table:table-cell>
          <table:table-cell office:value-type="float" office:value="8003" table:style-name="ce24">
            <text:p>8,003</text:p>
          </table:table-cell>
          <table:table-cell office:value-type="float" office:value="7389" table:style-name="ce24">
            <text:p>7,389</text:p>
          </table:table-cell>
          <table:table-cell office:value-type="float" office:value="4.2491283379205447" table:style-name="ce26">
            <text:p>4.25</text:p>
          </table:table-cell>
          <table:table-cell office:value-type="float" office:value="28340" table:style-name="ce24">
            <text:p>28,340</text:p>
          </table:table-cell>
          <table:table-cell office:value-type="float" office:value="14682" table:style-name="ce24">
            <text:p>14,682</text:p>
          </table:table-cell>
          <table:table-cell office:value-type="float" office:value="13658" table:style-name="ce24">
            <text:p>13,658</text:p>
          </table:table-cell>
          <table:table-cell office:value-type="float" office:value="7.8235640005631639" table:style-name="ce25">
            <text:p>7.82</text:p>
          </table:table-cell>
          <table:table-cell office:value-type="float" office:value="30888" table:style-name="ce24">
            <text:p>30,888</text:p>
          </table:table-cell>
          <table:table-cell office:value-type="float" office:value="15970" table:style-name="ce24">
            <text:p>15,970</text:p>
          </table:table-cell>
          <table:table-cell office:value-type="float" office:value="14918" table:style-name="ce24">
            <text:p>14,918</text:p>
          </table:table-cell>
          <table:table-cell office:value-type="float" office:value="8.5269670024486608" table:style-name="ce25">
            <text:p>8.53</text:p>
          </table:table-cell>
          <table:table-cell office:value-type="float" office:value="16739" table:style-name="ce24">
            <text:p>16,739</text:p>
          </table:table-cell>
          <table:table-cell office:value-type="float" office:value="8687" table:style-name="ce24">
            <text:p>8,687</text:p>
          </table:table-cell>
          <table:table-cell office:value-type="float" office:value="8052" table:style-name="ce24">
            <text:p>8,052</text:p>
          </table:table-cell>
          <table:table-cell office:value-type="float" office:value="4.620982279655145" table:style-name="ce25">
            <text:p>4.62</text:p>
          </table:table-cell>
          <table:table-cell office:value-type="float" office:value="310491" table:style-name="ce24">
            <text:p>310,491</text:p>
          </table:table-cell>
          <table:table-cell office:value-type="float" office:value="153703" table:style-name="ce24">
            <text:p>153,703</text:p>
          </table:table-cell>
          <table:table-cell office:value-type="float" office:value="156788" table:style-name="ce24">
            <text:p>156,788</text:p>
          </table:table-cell>
          <table:table-cell office:value-type="float" office:value="85.714404026071193" table:style-name="ce25">
            <text:p>85.71</text:p>
          </table:table-cell>
          <table:table-cell office:value-type="float" office:value="67791" table:style-name="ce24">
            <text:p>67,791</text:p>
          </table:table-cell>
          <table:table-cell office:value-type="float" office:value="30570" table:style-name="ce24">
            <text:p>30,570</text:p>
          </table:table-cell>
          <table:table-cell office:value-type="float" office:value="37221" table:style-name="ce24">
            <text:p>37,221</text:p>
          </table:table-cell>
          <table:table-cell office:value-type="float" office:value="18.714439913979444" table:style-name="ce25">
            <text:p>18.71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新竹市</text:p>
          </table:table-cell>
          <table:table-cell office:value-type="float" office:value="451689" table:style-name="ce24">
            <text:p>451,689</text:p>
          </table:table-cell>
          <table:table-cell office:value-type="float" office:value="223158" table:style-name="ce24">
            <text:p>223,158</text:p>
          </table:table-cell>
          <table:table-cell office:value-type="float" office:value="228531" table:style-name="ce24">
            <text:p>228,531</text:p>
          </table:table-cell>
          <table:table-cell office:value-type="float" office:value="21065" table:style-name="ce24">
            <text:p>21,065</text:p>
          </table:table-cell>
          <table:table-cell office:value-type="float" office:value="10936" table:style-name="ce24">
            <text:p>10,936</text:p>
          </table:table-cell>
          <table:table-cell office:value-type="float" office:value="10129" table:style-name="ce24">
            <text:p>10,129</text:p>
          </table:table-cell>
          <table:table-cell office:value-type="float" office:value="4.6636070393567257" table:style-name="ce25">
            <text:p>4.66</text:p>
          </table:table-cell>
          <table:table-cell office:value-type="float" office:value="32034" table:style-name="ce24">
            <text:p>32,034</text:p>
          </table:table-cell>
          <table:table-cell office:value-type="float" office:value="16559" table:style-name="ce24">
            <text:p>16,559</text:p>
          </table:table-cell>
          <table:table-cell office:value-type="float" office:value="15475" table:style-name="ce24">
            <text:p>15,475</text:p>
          </table:table-cell>
          <table:table-cell office:value-type="float" office:value="7.0920478470806234" table:style-name="ce26">
            <text:p>7.09</text:p>
          </table:table-cell>
          <table:table-cell office:value-type="float" office:value="59770" table:style-name="ce24">
            <text:p>59,770</text:p>
          </table:table-cell>
          <table:table-cell office:value-type="float" office:value="31029" table:style-name="ce24">
            <text:p>31,029</text:p>
          </table:table-cell>
          <table:table-cell office:value-type="float" office:value="28741" table:style-name="ce24">
            <text:p>28,741</text:p>
          </table:table-cell>
          <table:table-cell office:value-type="float" office:value="13.232556028594896" table:style-name="ce25">
            <text:p>13.23</text:p>
          </table:table-cell>
          <table:table-cell office:value-type="float" office:value="64823" table:style-name="ce24">
            <text:p>64,823</text:p>
          </table:table-cell>
          <table:table-cell office:value-type="float" office:value="33661" table:style-name="ce24">
            <text:p>33,661</text:p>
          </table:table-cell>
          <table:table-cell office:value-type="float" office:value="31162" table:style-name="ce24">
            <text:p>31,162</text:p>
          </table:table-cell>
          <table:table-cell office:value-type="float" office:value="14.351246100746309" table:style-name="ce25">
            <text:p>14.35</text:p>
          </table:table-cell>
          <table:table-cell office:value-type="float" office:value="29426" table:style-name="ce24">
            <text:p>29,426</text:p>
          </table:table-cell>
          <table:table-cell office:value-type="float" office:value="15433" table:style-name="ce24">
            <text:p>15,433</text:p>
          </table:table-cell>
          <table:table-cell office:value-type="float" office:value="13993" table:style-name="ce24">
            <text:p>13,993</text:p>
          </table:table-cell>
          <table:table-cell office:value-type="float" office:value="6.514659422744411" table:style-name="ce25">
            <text:p>6.51</text:p>
          </table:table-cell>
          <table:table-cell office:value-type="float" office:value="352796" table:style-name="ce24">
            <text:p>352,796</text:p>
          </table:table-cell>
          <table:table-cell office:value-type="float" office:value="171602" table:style-name="ce24">
            <text:p>171,602</text:p>
          </table:table-cell>
          <table:table-cell office:value-type="float" office:value="181194" table:style-name="ce24">
            <text:p>181,194</text:p>
          </table:table-cell>
          <table:table-cell office:value-type="float" office:value="78.105953432560909" table:style-name="ce25">
            <text:p>78.11</text:p>
          </table:table-cell>
          <table:table-cell office:value-type="float" office:value="62077" table:style-name="ce24">
            <text:p>62,077</text:p>
          </table:table-cell>
          <table:table-cell office:value-type="float" office:value="27413" table:style-name="ce24">
            <text:p>27,413</text:p>
          </table:table-cell>
          <table:table-cell office:value-type="float" office:value="34664" table:style-name="ce24">
            <text:p>34,664</text:p>
          </table:table-cell>
          <table:table-cell office:value-type="float" office:value="13.743305681564086" table:style-name="ce25">
            <text:p>13.74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嘉義市</text:p>
          </table:table-cell>
          <table:table-cell office:value-type="float" office:value="263821" table:style-name="ce24">
            <text:p>263,821</text:p>
          </table:table-cell>
          <table:table-cell office:value-type="float" office:value="127263" table:style-name="ce24">
            <text:p>127,263</text:p>
          </table:table-cell>
          <table:table-cell office:value-type="float" office:value="136558" table:style-name="ce24">
            <text:p>136,558</text:p>
          </table:table-cell>
          <table:table-cell office:value-type="float" office:value="8908" table:style-name="ce24">
            <text:p>8,908</text:p>
          </table:table-cell>
          <table:table-cell office:value-type="float" office:value="4612" table:style-name="ce24">
            <text:p>4,612</text:p>
          </table:table-cell>
          <table:table-cell office:value-type="float" office:value="4296" table:style-name="ce24">
            <text:p>4,296</text:p>
          </table:table-cell>
          <table:table-cell office:value-type="float" office:value="3.3765318151322297" table:style-name="ce25">
            <text:p>3.38</text:p>
          </table:table-cell>
          <table:table-cell office:value-type="float" office:value="13885" table:style-name="ce24">
            <text:p>13,885</text:p>
          </table:table-cell>
          <table:table-cell office:value-type="float" office:value="7122" table:style-name="ce24">
            <text:p>7,122</text:p>
          </table:table-cell>
          <table:table-cell office:value-type="float" office:value="6763" table:style-name="ce24">
            <text:p>6,763</text:p>
          </table:table-cell>
          <table:table-cell office:value-type="float" office:value="5.2630381963528299" table:style-name="ce26">
            <text:p>5.26</text:p>
          </table:table-cell>
          <table:table-cell office:value-type="float" office:value="26383" table:style-name="ce24">
            <text:p>26,383</text:p>
          </table:table-cell>
          <table:table-cell office:value-type="float" office:value="13681" table:style-name="ce24">
            <text:p>13,681</text:p>
          </table:table-cell>
          <table:table-cell office:value-type="float" office:value="12702" table:style-name="ce24">
            <text:p>12,702</text:p>
          </table:table-cell>
          <table:table-cell office:value-type="float" office:value="10.000341140394434" table:style-name="ce25">
            <text:p>10.00</text:p>
          </table:table-cell>
          <table:table-cell office:value-type="float" office:value="28961" table:style-name="ce24">
            <text:p>28,961</text:p>
          </table:table-cell>
          <table:table-cell office:value-type="float" office:value="15022" table:style-name="ce24">
            <text:p>15,022</text:p>
          </table:table-cell>
          <table:table-cell office:value-type="float" office:value="13939" table:style-name="ce24">
            <text:p>13,939</text:p>
          </table:table-cell>
          <table:table-cell office:value-type="float" office:value="10.977518848006792" table:style-name="ce25">
            <text:p>10.98</text:p>
          </table:table-cell>
          <table:table-cell office:value-type="float" office:value="15543" table:style-name="ce24">
            <text:p>15,543</text:p>
          </table:table-cell>
          <table:table-cell office:value-type="float" office:value="8126" table:style-name="ce24">
            <text:p>8,126</text:p>
          </table:table-cell>
          <table:table-cell office:value-type="float" office:value="7417" table:style-name="ce24">
            <text:p>7,417</text:p>
          </table:table-cell>
          <table:table-cell office:value-type="float" office:value="5.8914946118769924" table:style-name="ce25">
            <text:p>5.89</text:p>
          </table:table-cell>
          <table:table-cell office:value-type="float" office:value="216025" table:style-name="ce24">
            <text:p>216,025</text:p>
          </table:table-cell>
          <table:table-cell office:value-type="float" office:value="102397" table:style-name="ce24">
            <text:p>102,397</text:p>
          </table:table-cell>
          <table:table-cell office:value-type="float" office:value="113628" table:style-name="ce24">
            <text:p>113,628</text:p>
          </table:table-cell>
          <table:table-cell office:value-type="float" office:value="81.883170786252805" table:style-name="ce25">
            <text:p>81.88</text:p>
          </table:table-cell>
          <table:table-cell office:value-type="float" office:value="45365" table:style-name="ce24">
            <text:p>45,365</text:p>
          </table:table-cell>
          <table:table-cell office:value-type="float" office:value="19932" table:style-name="ce24">
            <text:p>19,932</text:p>
          </table:table-cell>
          <table:table-cell office:value-type="float" office:value="25433" table:style-name="ce24">
            <text:p>25,433</text:p>
          </table:table-cell>
          <table:table-cell office:value-type="float" office:value="17.195371103892413" table:style-name="ce25">
            <text:p>17.20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福建省</text:p>
          </table:table-cell>
          <table:table-cell office:value-type="float" office:value="154451" table:style-name="ce20">
            <text:p>154,451</text:p>
          </table:table-cell>
          <table:table-cell office:value-type="float" office:value="77954" table:style-name="ce20">
            <text:p>77,954</text:p>
          </table:table-cell>
          <table:table-cell office:value-type="float" office:value="76497" table:style-name="ce20">
            <text:p>76,497</text:p>
          </table:table-cell>
          <table:table-cell office:value-type="float" office:value="5042" table:style-name="ce20">
            <text:p>5,042</text:p>
          </table:table-cell>
          <table:table-cell office:value-type="float" office:value="2606" table:style-name="ce20">
            <text:p>2,606</text:p>
          </table:table-cell>
          <table:table-cell office:value-type="float" office:value="2436" table:style-name="ce20">
            <text:p>2,436</text:p>
          </table:table-cell>
          <table:table-cell office:value-type="float" office:value="3.264465752892503" table:style-name="ce21">
            <text:p>3.26</text:p>
          </table:table-cell>
          <table:table-cell office:value-type="float" office:value="6815" table:style-name="ce20">
            <text:p>6,815</text:p>
          </table:table-cell>
          <table:table-cell office:value-type="float" office:value="3547" table:style-name="ce20">
            <text:p>3,547</text:p>
          </table:table-cell>
          <table:table-cell office:value-type="float" office:value="3268" table:style-name="ce20">
            <text:p>3,268</text:p>
          </table:table-cell>
          <table:table-cell office:value-type="float" office:value="4.4124026390246751" table:style-name="ce22">
            <text:p>4.41</text:p>
          </table:table-cell>
          <table:table-cell office:value-type="float" office:value="11030" table:style-name="ce20">
            <text:p>11,030</text:p>
          </table:table-cell>
          <table:table-cell office:value-type="float" office:value="5773" table:style-name="ce20">
            <text:p>5,773</text:p>
          </table:table-cell>
          <table:table-cell office:value-type="float" office:value="5257" table:style-name="ce20">
            <text:p>5,257</text:p>
          </table:table-cell>
          <table:table-cell office:value-type="float" office:value="7.1414234935351661" table:style-name="ce21">
            <text:p>7.14</text:p>
          </table:table-cell>
          <table:table-cell office:value-type="float" office:value="11796" table:style-name="ce20">
            <text:p>11,796</text:p>
          </table:table-cell>
          <table:table-cell office:value-type="float" office:value="6157" table:style-name="ce20">
            <text:p>6,157</text:p>
          </table:table-cell>
          <table:table-cell office:value-type="float" office:value="5639" table:style-name="ce20">
            <text:p>5,639</text:p>
          </table:table-cell>
          <table:table-cell office:value-type="float" office:value="7.6373736654343451" table:style-name="ce21">
            <text:p>7.64</text:p>
          </table:table-cell>
          <table:table-cell office:value-type="float" office:value="5367" table:style-name="ce20">
            <text:p>5,367</text:p>
          </table:table-cell>
          <table:table-cell office:value-type="float" office:value="2810" table:style-name="ce20">
            <text:p>2,810</text:p>
          </table:table-cell>
          <table:table-cell office:value-type="float" office:value="2557" table:style-name="ce20">
            <text:p>2,557</text:p>
          </table:table-cell>
          <table:table-cell office:value-type="float" office:value="3.4748884759567757" table:style-name="ce21">
            <text:p>3.47</text:p>
          </table:table-cell>
          <table:table-cell office:value-type="float" office:value="134745" table:style-name="ce20">
            <text:p>134,745</text:p>
          </table:table-cell>
          <table:table-cell office:value-type="float" office:value="67628" table:style-name="ce20">
            <text:p>67,628</text:p>
          </table:table-cell>
          <table:table-cell office:value-type="float" office:value="67117" table:style-name="ce20">
            <text:p>67,117</text:p>
          </table:table-cell>
          <table:table-cell office:value-type="float" office:value="87.241260982447514" table:style-name="ce21">
            <text:p>87.24</text:p>
          </table:table-cell>
          <table:table-cell office:value-type="float" office:value="23805" table:style-name="ce20">
            <text:p>23,805</text:p>
          </table:table-cell>
          <table:table-cell office:value-type="float" office:value="11526" table:style-name="ce20">
            <text:p>11,526</text:p>
          </table:table-cell>
          <table:table-cell office:value-type="float" office:value="12279" table:style-name="ce20">
            <text:p>12,279</text:p>
          </table:table-cell>
          <table:table-cell office:value-type="float" office:value="15.41265514629235" table:style-name="ce21">
            <text:p>15.41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金門縣</text:p>
          </table:table-cell>
          <table:table-cell office:value-type="float" office:value="140740" table:style-name="ce24">
            <text:p>140,740</text:p>
          </table:table-cell>
          <table:table-cell office:value-type="float" office:value="69981" table:style-name="ce24">
            <text:p>69,981</text:p>
          </table:table-cell>
          <table:table-cell office:value-type="float" office:value="70759" table:style-name="ce24">
            <text:p>70,759</text:p>
          </table:table-cell>
          <table:table-cell office:value-type="float" office:value="4483" table:style-name="ce24">
            <text:p>4,483</text:p>
          </table:table-cell>
          <table:table-cell office:value-type="float" office:value="2301" table:style-name="ce24">
            <text:p>2,301</text:p>
          </table:table-cell>
          <table:table-cell office:value-type="float" office:value="2182" table:style-name="ce24">
            <text:p>2,182</text:p>
          </table:table-cell>
          <table:table-cell office:value-type="float" office:value="3.1853062384538866" table:style-name="ce25">
            <text:p>3.19</text:p>
          </table:table-cell>
          <table:table-cell office:value-type="float" office:value="6073" table:style-name="ce24">
            <text:p>6,073</text:p>
          </table:table-cell>
          <table:table-cell office:value-type="float" office:value="3134" table:style-name="ce24">
            <text:p>3,134</text:p>
          </table:table-cell>
          <table:table-cell office:value-type="float" office:value="2939" table:style-name="ce24">
            <text:p>2,939</text:p>
          </table:table-cell>
          <table:table-cell office:value-type="float" office:value="4.3150490265738242" table:style-name="ce26">
            <text:p>4.32</text:p>
          </table:table-cell>
          <table:table-cell office:value-type="float" office:value="9836" table:style-name="ce24">
            <text:p>9,836</text:p>
          </table:table-cell>
          <table:table-cell office:value-type="float" office:value="5129" table:style-name="ce24">
            <text:p>5,129</text:p>
          </table:table-cell>
          <table:table-cell office:value-type="float" office:value="4707" table:style-name="ce24">
            <text:p>4,707</text:p>
          </table:table-cell>
          <table:table-cell office:value-type="float" office:value="6.9887736251243417" table:style-name="ce25">
            <text:p>6.99</text:p>
          </table:table-cell>
          <table:table-cell office:value-type="float" office:value="10528" table:style-name="ce24">
            <text:p>10,528</text:p>
          </table:table-cell>
          <table:table-cell office:value-type="float" office:value="5472" table:style-name="ce24">
            <text:p>5,472</text:p>
          </table:table-cell>
          <table:table-cell office:value-type="float" office:value="5056" table:style-name="ce24">
            <text:p>5,056</text:p>
          </table:table-cell>
          <table:table-cell office:value-type="float" office:value="7.4804604234759129" table:style-name="ce25">
            <text:p>7.48</text:p>
          </table:table-cell>
          <table:table-cell office:value-type="float" office:value="4838" table:style-name="ce24">
            <text:p>4,838</text:p>
          </table:table-cell>
          <table:table-cell office:value-type="float" office:value="2523" table:style-name="ce24">
            <text:p>2,523</text:p>
          </table:table-cell>
          <table:table-cell office:value-type="float" office:value="2315" table:style-name="ce24">
            <text:p>2,315</text:p>
          </table:table-cell>
          <table:table-cell office:value-type="float" office:value="3.4375444081284638" table:style-name="ce25">
            <text:p>3.44</text:p>
          </table:table-cell>
          <table:table-cell office:value-type="float" office:value="122997" table:style-name="ce24">
            <text:p>122,997</text:p>
          </table:table-cell>
          <table:table-cell office:value-type="float" office:value="60724" table:style-name="ce24">
            <text:p>60,724</text:p>
          </table:table-cell>
          <table:table-cell office:value-type="float" office:value="62273" table:style-name="ce24">
            <text:p>62,273</text:p>
          </table:table-cell>
          <table:table-cell office:value-type="float" office:value="87.39306522665909" table:style-name="ce25">
            <text:p>87.39</text:p>
          </table:table-cell>
          <table:table-cell office:value-type="float" office:value="21942" table:style-name="ce24">
            <text:p>21,942</text:p>
          </table:table-cell>
          <table:table-cell office:value-type="float" office:value="10501" table:style-name="ce24">
            <text:p>10,501</text:p>
          </table:table-cell>
          <table:table-cell office:value-type="float" office:value="11441" table:style-name="ce24">
            <text:p>11,441</text:p>
          </table:table-cell>
          <table:table-cell office:value-type="float" office:value="15.590450476055137" table:style-name="ce25">
            <text:p>15.59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連江縣</text:p>
          </table:table-cell>
          <table:table-cell office:value-type="float" office:value="13711" table:style-name="ce24">
            <text:p>13,711</text:p>
          </table:table-cell>
          <table:table-cell office:value-type="float" office:value="7973" table:style-name="ce24">
            <text:p>7,973</text:p>
          </table:table-cell>
          <table:table-cell office:value-type="float" office:value="5738" table:style-name="ce24">
            <text:p>5,738</text:p>
          </table:table-cell>
          <table:table-cell office:value-type="float" office:value="559" table:style-name="ce24">
            <text:p>559</text:p>
          </table:table-cell>
          <table:table-cell office:value-type="float" office:value="305" table:style-name="ce24">
            <text:p>305</text:p>
          </table:table-cell>
          <table:table-cell office:value-type="float" office:value="254" table:style-name="ce24">
            <text:p>254</text:p>
          </table:table-cell>
          <table:table-cell office:value-type="float" office:value="4.0770184523375397" table:style-name="ce25">
            <text:p>4.08</text:p>
          </table:table-cell>
          <table:table-cell office:value-type="float" office:value="742" table:style-name="ce24">
            <text:p>742</text:p>
          </table:table-cell>
          <table:table-cell office:value-type="float" office:value="413" table:style-name="ce24">
            <text:p>413</text:p>
          </table:table-cell>
          <table:table-cell office:value-type="float" office:value="329" table:style-name="ce24">
            <text:p>329</text:p>
          </table:table-cell>
          <table:table-cell office:value-type="float" office:value="5.4117132229596674" table:style-name="ce26">
            <text:p>5.41</text:p>
          </table:table-cell>
          <table:table-cell office:value-type="float" office:value="1194" table:style-name="ce24">
            <text:p>1,194</text:p>
          </table:table-cell>
          <table:table-cell office:value-type="float" office:value="644" table:style-name="ce24">
            <text:p>644</text:p>
          </table:table-cell>
          <table:table-cell office:value-type="float" office:value="550" table:style-name="ce24">
            <text:p>550</text:p>
          </table:table-cell>
          <table:table-cell office:value-type="float" office:value="8.708336372255852" table:style-name="ce25">
            <text:p>8.71</text:p>
          </table:table-cell>
          <table:table-cell office:value-type="float" office:value="1268" table:style-name="ce24">
            <text:p>1,268</text:p>
          </table:table-cell>
          <table:table-cell office:value-type="float" office:value="685" table:style-name="ce24">
            <text:p>685</text:p>
          </table:table-cell>
          <table:table-cell office:value-type="float" office:value="583" table:style-name="ce24">
            <text:p>583</text:p>
          </table:table-cell>
          <table:table-cell office:value-type="float" office:value="9.2480490117423972" table:style-name="ce25">
            <text:p>9.25</text:p>
          </table:table-cell>
          <table:table-cell office:value-type="float" office:value="529" table:style-name="ce24">
            <text:p>529</text:p>
          </table:table-cell>
          <table:table-cell office:value-type="float" office:value="287" table:style-name="ce24">
            <text:p>287</text:p>
          </table:table-cell>
          <table:table-cell office:value-type="float" office:value="242" table:style-name="ce24">
            <text:p>242</text:p>
          </table:table-cell>
          <table:table-cell office:value-type="float" office:value="3.8582160309240754" table:style-name="ce25">
            <text:p>3.86</text:p>
          </table:table-cell>
          <table:table-cell office:value-type="float" office:value="11748" table:style-name="ce24">
            <text:p>11,748</text:p>
          </table:table-cell>
          <table:table-cell office:value-type="float" office:value="6904" table:style-name="ce24">
            <text:p>6,904</text:p>
          </table:table-cell>
          <table:table-cell office:value-type="float" office:value="4844" table:style-name="ce24">
            <text:p>4,844</text:p>
          </table:table-cell>
          <table:table-cell office:value-type="float" office:value="85.683028225512359" table:style-name="ce25">
            <text:p>85.68</text:p>
          </table:table-cell>
          <table:table-cell office:value-type="float" office:value="1863" table:style-name="ce24">
            <text:p>1,863</text:p>
          </table:table-cell>
          <table:table-cell office:value-type="float" office:value="1025" table:style-name="ce24">
            <text:p>1,025</text:p>
          </table:table-cell>
          <table:table-cell office:value-type="float" office:value="838" table:style-name="ce24">
            <text:p>838</text:p>
          </table:table-cell>
          <table:table-cell office:value-type="float" office:value="13.587630369776091" table:style-name="ce25">
            <text:p>13.59</text:p>
          </table:table-cell>
          <table:table-cell table:number-columns-repeated="16352" table:style-name="ce27"/>
        </table:table-row>
        <table:table-row table:style-name="ro8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2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number-columns-repeated="16352"/>
        </table:table-row>
        <table:table-row table:style-name="ro9">
          <table:table-cell office:value-type="string" table:style-name="ce33">
            <text:p>說明：本表各年齡結構指標項目係屬部分統計，各年齡指標欄位合計數不等於總人口數。</text:p>
          </table:table-cell>
          <table:table-cell table:number-columns-repeated="6" table:style-name="ce34"/>
          <table:table-cell table:number-columns-repeated="17" table:style-name="ce35"/>
          <table:table-cell table:number-columns-repeated="3" table:style-name="ce36"/>
          <table:table-cell table:number-columns-repeated="4" table:style-name="ce37"/>
          <table:table-cell office:value-type="string" table:style-name="ce38">
            <text:p><text:s text:c="16"/>內政部戶政司編製</text:p>
          </table:table-cell>
          <table:table-cell table:number-columns-repeated="16352"/>
        </table:table-row>
        <table:table-row table:number-rows-repeated="1048545" table:style-name="ro10">
          <table:table-cell table:number-columns-repeated="16384"/>
        </table:table-row>
        <table:named-expressions>
          <table:named-range table:name="Print_Area" table:cell-range-address="05-年齡結構.$A$1:05-年齡結構.$AF$31" table:base-cell-address="05-年齡結構.$A$1"/>
        </table:named-expressions>
      </table:table>
      <table:table table:name="'file:///C:/Users/moi1849/Desktop/123/3/1.月報/06速(月)報套印/11103/上網各月速報公式(3月).xls'#說明" table:style-name="ta2">
        <table:table-source xlink:href="file:///C:/Users/moi1849/Desktop/123/3/1.月報/06速(月)報套印/11103/上網各月速報公式(3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60" table:style-name="ta2">
        <table:table-source xlink:href="file:///C:/Users/moi1849/Desktop/123/3/1.月報/06速(月)報套印/11103/上網各月速報公式(3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70" table:style-name="ta2">
        <table:table-source xlink:href="file:///C:/Users/moi1849/Desktop/123/3/1.月報/06速(月)報套印/11103/上網各月速報公式(3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B0" table:style-name="ta2">
        <table:table-source xlink:href="file:///C:/Users/moi1849/Desktop/123/3/1.月報/06速(月)報套印/11103/上網各月速報公式(3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-年月別(貼01-縣市別)" table:style-name="ta2">
        <table:table-source xlink:href="file:///C:/Users/moi1849/Desktop/123/3/1.月報/06速(月)報套印/11103/上網各月速報公式(3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-縣市別" table:style-name="ta2">
        <table:table-source xlink:href="file:///C:/Users/moi1849/Desktop/123/3/1.月報/06速(月)報套印/11103/上網各月速報公式(3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-年齡結構" table:style-name="ta2">
        <table:table-source xlink:href="file:///C:/Users/moi1849/Desktop/123/3/1.月報/06速(月)報套印/11103/上網各月速報公式(3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資料分析" table:style-name="ta2">
        <table:table-source xlink:href="file:///C:/Users/moi1849/Desktop/123/3/1.月報/06速(月)報套印/11103/上網各月速報公式(3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分析(草稿)" table:style-name="ta2">
        <table:table-source xlink:href="file:///C:/Users/moi1849/Desktop/123/3/1.月報/06速(月)報套印/11103/上網各月速報公式(3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2-年月別" table:style-name="ta2">
        <table:table-source xlink:href="file:///C:/Users/moi1849/Desktop/123/3/1.月報/06速(月)報套印/11103/上網各月速報公式(3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2-縣市別" table:style-name="ta2">
        <table:table-source xlink:href="file:///C:/Users/moi1849/Desktop/123/3/1.月報/06速(月)報套印/11103/上網各月速報公式(3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4-單一年齡" table:style-name="ta2">
        <table:table-source xlink:href="file:///C:/Users/moi1849/Desktop/123/3/1.月報/06速(月)報套印/11103/上網各月速報公式(3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5-年齡結構" table:style-name="ta2">
        <table:table-source xlink:href="file:///C:/Users/moi1849/Desktop/123/3/1.月報/06速(月)報套印/11103/上網各月速報公式(3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6-人口增加&amp;生死結離" table:style-name="ta2">
        <table:table-source xlink:href="file:///C:/Users/moi1849/Desktop/123/3/1.月報/06速(月)報套印/11103/上網各月速報公式(3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7-年月別" table:style-name="ta2">
        <table:table-source xlink:href="file:///C:/Users/moi1849/Desktop/123/3/1.月報/06速(月)報套印/11103/上網各月速報公式(3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7-縣市別" table:style-name="ta2">
        <table:table-source xlink:href="file:///C:/Users/moi1849/Desktop/123/3/1.月報/06速(月)報套印/11103/上網各月速報公式(3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0-年月別" table:style-name="ta2">
        <table:table-source xlink:href="file:///C:/Users/moi1849/Desktop/123/3/1.月報/06速(月)報套印/11103/上網各月速報公式(3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0-縣市別" table:style-name="ta2">
        <table:table-source xlink:href="file:///C:/Users/moi1849/Desktop/123/3/1.月報/06速(月)報套印/11103/上網各月速報公式(3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1-遷徙" table:style-name="ta2">
        <table:table-source xlink:href="file:///C:/Users/moi1849/Desktop/123/3/1.月報/06速(月)報套印/11103/上網各月速報公式(3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511811023622047in" fo:margin-bottom="0.196850393700787in" fo:margin-left="0in" fo:margin-right="0in" style:print-orientation="landscape" style:print-page-order="ttb" style:first-page-number="continue" style:scale-to="49%" style:table-centering="horizontal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4-01T07:21:38Z</meta:creation-date>
    <dc:date>2022-04-01T07:22:05Z</dc:date>
  </office:meta>
</office:document-meta>
</file>